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text/xml" manifest:full-path="Object 152/settings.xml"/>
  <manifest:file-entry manifest:media-type="text/xml" manifest:full-path="Object 152/content.xml"/>
  <manifest:file-entry manifest:media-type="application/vnd.oasis.opendocument.formula" manifest:version="1.2" manifest:full-path="Object 152/"/>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settings.xml"/>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meta.xml"/>
  <manifest:file-entry manifest:media-type="text/xml" manifest:full-path="Object 159/settings.xml"/>
  <manifest:file-entry manifest:media-type="text/xml" manifest:full-path="Object 159/content.xml"/>
  <manifest:file-entry manifest:media-type="application/vnd.oasis.opendocument.formula" manifest:version="1.2" manifest:full-path="Object 159/"/>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230/settings.xml"/>
  <manifest:file-entry manifest:media-type="text/xml" manifest:full-path="Object 230/content.xml"/>
  <manifest:file-entry manifest:media-type="application/vnd.oasis.opendocument.formula" manifest:version="1.2" manifest:full-path="Object 230/"/>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1/settings.xml"/>
  <manifest:file-entry manifest:media-type="text/xml" manifest:full-path="Object 231/content.xml"/>
  <manifest:file-entry manifest:media-type="application/vnd.oasis.opendocument.formula" manifest:version="1.2" manifest:full-path="Object 231/"/>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232/settings.xml"/>
  <manifest:file-entry manifest:media-type="text/xml" manifest:full-path="Object 232/content.xml"/>
  <manifest:file-entry manifest:media-type="application/vnd.oasis.opendocument.formula" manifest:version="1.2" manifest:full-path="Object 23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234/settings.xml"/>
  <manifest:file-entry manifest:media-type="text/xml" manifest:full-path="Object 234/content.xml"/>
  <manifest:file-entry manifest:media-type="application/vnd.oasis.opendocument.formula" manifest:version="1.2" manifest:full-path="Object 2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5/settings.xml"/>
  <manifest:file-entry manifest:media-type="text/xml" manifest:full-path="Object 235/content.xml"/>
  <manifest:file-entry manifest:media-type="application/vnd.oasis.opendocument.formula" manifest:version="1.2" manifest:full-path="Object 235/"/>
  <manifest:file-entry manifest:media-type="text/xml" manifest:full-path="Object 236/settings.xml"/>
  <manifest:file-entry manifest:media-type="text/xml" manifest:full-path="Object 236/content.xml"/>
  <manifest:file-entry manifest:media-type="application/vnd.oasis.opendocument.formula" manifest:version="1.2" manifest:full-path="Object 236/"/>
  <manifest:file-entry manifest:media-type="text/xml" manifest:full-path="Object 237/settings.xml"/>
  <manifest:file-entry manifest:media-type="text/xml" manifest:full-path="Object 237/content.xml"/>
  <manifest:file-entry manifest:media-type="application/vnd.oasis.opendocument.formula" manifest:version="1.2" manifest:full-path="Object 237/"/>
  <manifest:file-entry manifest:media-type="text/xml" manifest:full-path="Object 238/settings.xml"/>
  <manifest:file-entry manifest:media-type="text/xml" manifest:full-path="Object 238/content.xml"/>
  <manifest:file-entry manifest:media-type="application/vnd.oasis.opendocument.formula" manifest:version="1.2" manifest:full-path="Object 238/"/>
  <manifest:file-entry manifest:media-type="text/xml" manifest:full-path="Object 239/settings.xml"/>
  <manifest:file-entry manifest:media-type="text/xml" manifest:full-path="Object 239/content.xml"/>
  <manifest:file-entry manifest:media-type="application/vnd.oasis.opendocument.formula" manifest:version="1.2" manifest:full-path="Object 23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text/xml" manifest:full-path="Object 161/settings.xml"/>
  <manifest:file-entry manifest:media-type="text/xml" manifest:full-path="Object 161/content.xml"/>
  <manifest:file-entry manifest:media-type="application/vnd.oasis.opendocument.formula" manifest:version="1.2" manifest:full-path="Object 161/"/>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167/settings.xml"/>
  <manifest:file-entry manifest:media-type="text/xml" manifest:full-path="Object 167/content.xml"/>
  <manifest:file-entry manifest:media-type="application/vnd.oasis.opendocument.formula" manifest:version="1.2" manifest:full-path="Object 167/"/>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8/settings.xml"/>
  <manifest:file-entry manifest:media-type="text/xml" manifest:full-path="Object 168/content.xml"/>
  <manifest:file-entry manifest:media-type="application/vnd.oasis.opendocument.formula" manifest:version="1.2" manifest:full-path="Object 168/"/>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169/settings.xml"/>
  <manifest:file-entry manifest:media-type="text/xml" manifest:full-path="Object 169/content.xml"/>
  <manifest:file-entry manifest:media-type="application/vnd.oasis.opendocument.formula" manifest:version="1.2" manifest:full-path="Object 169/"/>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41/settings.xml"/>
  <manifest:file-entry manifest:media-type="text/xml" manifest:full-path="Object 241/content.xml"/>
  <manifest:file-entry manifest:media-type="application/vnd.oasis.opendocument.formula" manifest:version="1.2" manifest:full-path="Object 241/"/>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242/settings.xml"/>
  <manifest:file-entry manifest:media-type="text/xml" manifest:full-path="Object 242/content.xml"/>
  <manifest:file-entry manifest:media-type="application/vnd.oasis.opendocument.formula" manifest:version="1.2" manifest:full-path="Object 24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text/xml" manifest:full-path="Object 243/settings.xml"/>
  <manifest:file-entry manifest:media-type="text/xml" manifest:full-path="Object 243/content.xml"/>
  <manifest:file-entry manifest:media-type="application/vnd.oasis.opendocument.formula" manifest:version="1.2" manifest:full-path="Object 243/"/>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5/settings.xml"/>
  <manifest:file-entry manifest:media-type="text/xml" manifest:full-path="Object 245/content.xml"/>
  <manifest:file-entry manifest:media-type="application/vnd.oasis.opendocument.formula" manifest:version="1.2" manifest:full-path="Object 245/"/>
  <manifest:file-entry manifest:media-type="text/xml" manifest:full-path="Object 246/settings.xml"/>
  <manifest:file-entry manifest:media-type="text/xml" manifest:full-path="Object 246/content.xml"/>
  <manifest:file-entry manifest:media-type="application/vnd.oasis.opendocument.formula" manifest:version="1.2" manifest:full-path="Object 246/"/>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text/xml" manifest:full-path="Object 101/settings.xml"/>
  <manifest:file-entry manifest:media-type="text/xml" manifest:full-path="Object 101/content.xml"/>
  <manifest:file-entry manifest:media-type="application/vnd.oasis.opendocument.formula" manifest:version="1.2" manifest:full-path="Object 101/"/>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71/settings.xml"/>
  <manifest:file-entry manifest:media-type="text/xml" manifest:full-path="Object 171/content.xml"/>
  <manifest:file-entry manifest:media-type="application/vnd.oasis.opendocument.formula" manifest:version="1.2" manifest:full-path="Object 171/"/>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172/settings.xml"/>
  <manifest:file-entry manifest:media-type="text/xml" manifest:full-path="Object 172/content.xml"/>
  <manifest:file-entry manifest:media-type="application/vnd.oasis.opendocument.formula" manifest:version="1.2" manifest:full-path="Object 172/"/>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173/settings.xml"/>
  <manifest:file-entry manifest:media-type="text/xml" manifest:full-path="Object 173/content.xml"/>
  <manifest:file-entry manifest:media-type="application/vnd.oasis.opendocument.formula" manifest:version="1.2" manifest:full-path="Object 173/"/>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text/xml" manifest:full-path="Object 174/settings.xml"/>
  <manifest:file-entry manifest:media-type="text/xml" manifest:full-path="Object 174/content.xml"/>
  <manifest:file-entry manifest:media-type="application/vnd.oasis.opendocument.formula" manifest:version="1.2" manifest:full-path="Object 174/"/>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175/settings.xml"/>
  <manifest:file-entry manifest:media-type="text/xml" manifest:full-path="Object 175/content.xml"/>
  <manifest:file-entry manifest:media-type="application/vnd.oasis.opendocument.formula" manifest:version="1.2" manifest:full-path="Object 175/"/>
  <manifest:file-entry manifest:media-type="text/xml" manifest:full-path="Object 70/settings.xml"/>
  <manifest:file-entry manifest:media-type="text/xml" manifest:full-path="Object 70/content.xml"/>
  <manifest:file-entry manifest:media-type="application/vnd.oasis.opendocument.formula" manifest:version="1.2" manifest:full-path="Object 70/"/>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text/xml" manifest:full-path="Object 176/settings.xml"/>
  <manifest:file-entry manifest:media-type="text/xml" manifest:full-path="Object 176/content.xml"/>
  <manifest:file-entry manifest:media-type="application/vnd.oasis.opendocument.formula" manifest:version="1.2" manifest:full-path="Object 176/"/>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text/xml" manifest:full-path="Object 177/settings.xml"/>
  <manifest:file-entry manifest:media-type="text/xml" manifest:full-path="Object 177/content.xml"/>
  <manifest:file-entry manifest:media-type="application/vnd.oasis.opendocument.formula" manifest:version="1.2" manifest:full-path="Object 177/"/>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8/settings.xml"/>
  <manifest:file-entry manifest:media-type="text/xml" manifest:full-path="Object 178/content.xml"/>
  <manifest:file-entry manifest:media-type="application/vnd.oasis.opendocument.formula" manifest:version="1.2" manifest:full-path="Object 178/"/>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179/settings.xml"/>
  <manifest:file-entry manifest:media-type="text/xml" manifest:full-path="Object 179/content.xml"/>
  <manifest:file-entry manifest:media-type="application/vnd.oasis.opendocument.formula" manifest:version="1.2" manifest:full-path="Object 179/"/>
  <manifest:file-entry manifest:media-type="text/xml" manifest:full-path="Object 74/settings.xml"/>
  <manifest:file-entry manifest:media-type="text/xml" manifest:full-path="Object 74/content.xml"/>
  <manifest:file-entry manifest:media-type="application/vnd.oasis.opendocument.formula" manifest:version="1.2" manifest:full-path="Object 74/"/>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11/settings.xml"/>
  <manifest:file-entry manifest:media-type="text/xml" manifest:full-path="Object 111/content.xml"/>
  <manifest:file-entry manifest:media-type="application/vnd.oasis.opendocument.formula" manifest:version="1.2" manifest:full-path="Object 111/"/>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0/settings.xml"/>
  <manifest:file-entry manifest:media-type="text/xml" manifest:full-path="Object 180/content.xml"/>
  <manifest:file-entry manifest:media-type="application/vnd.oasis.opendocument.formula" manifest:version="1.2" manifest:full-path="Object 180/"/>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1/settings.xml"/>
  <manifest:file-entry manifest:media-type="text/xml" manifest:full-path="Object 181/content.xml"/>
  <manifest:file-entry manifest:media-type="application/vnd.oasis.opendocument.formula" manifest:version="1.2" manifest:full-path="Object 181/"/>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182/settings.xml"/>
  <manifest:file-entry manifest:media-type="text/xml" manifest:full-path="Object 182/content.xml"/>
  <manifest:file-entry manifest:media-type="application/vnd.oasis.opendocument.formula" manifest:version="1.2" manifest:full-path="Object 182/"/>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16/settings.xml"/>
  <manifest:file-entry manifest:media-type="text/xml" manifest:full-path="Object 116/content.xml"/>
  <manifest:file-entry manifest:media-type="application/vnd.oasis.opendocument.formula" manifest:version="1.2" manifest:full-path="Object 116/"/>
  <manifest:file-entry manifest:media-type="text/xml" manifest:full-path="Object 184/settings.xml"/>
  <manifest:file-entry manifest:media-type="text/xml" manifest:full-path="Object 184/content.xml"/>
  <manifest:file-entry manifest:media-type="application/vnd.oasis.opendocument.formula" manifest:version="1.2" manifest:full-path="Object 184/"/>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117/settings.xml"/>
  <manifest:file-entry manifest:media-type="text/xml" manifest:full-path="Object 117/content.xml"/>
  <manifest:file-entry manifest:media-type="application/vnd.oasis.opendocument.formula" manifest:version="1.2" manifest:full-path="Object 117/"/>
  <manifest:file-entry manifest:media-type="text/xml" manifest:full-path="Object 185/settings.xml"/>
  <manifest:file-entry manifest:media-type="text/xml" manifest:full-path="Object 185/content.xml"/>
  <manifest:file-entry manifest:media-type="application/vnd.oasis.opendocument.formula" manifest:version="1.2" manifest:full-path="Object 185/"/>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text/xml" manifest:full-path="Object 118/settings.xml"/>
  <manifest:file-entry manifest:media-type="text/xml" manifest:full-path="Object 118/content.xml"/>
  <manifest:file-entry manifest:media-type="application/vnd.oasis.opendocument.formula" manifest:version="1.2" manifest:full-path="Object 118/"/>
  <manifest:file-entry manifest:media-type="text/xml" manifest:full-path="Object 186/settings.xml"/>
  <manifest:file-entry manifest:media-type="text/xml" manifest:full-path="Object 186/content.xml"/>
  <manifest:file-entry manifest:media-type="application/vnd.oasis.opendocument.formula" manifest:version="1.2" manifest:full-path="Object 18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19/settings.xml"/>
  <manifest:file-entry manifest:media-type="text/xml" manifest:full-path="Object 119/content.xml"/>
  <manifest:file-entry manifest:media-type="application/vnd.oasis.opendocument.formula" manifest:version="1.2" manifest:full-path="Object 119/"/>
  <manifest:file-entry manifest:media-type="text/xml" manifest:full-path="Object 187/settings.xml"/>
  <manifest:file-entry manifest:media-type="text/xml" manifest:full-path="Object 187/content.xml"/>
  <manifest:file-entry manifest:media-type="application/vnd.oasis.opendocument.formula" manifest:version="1.2" manifest:full-path="Object 187/"/>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88/settings.xml"/>
  <manifest:file-entry manifest:media-type="text/xml" manifest:full-path="Object 188/content.xml"/>
  <manifest:file-entry manifest:media-type="application/vnd.oasis.opendocument.formula" manifest:version="1.2" manifest:full-path="Object 188/"/>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image/png" manifest:full-path="Pictures/10000201000002FD000003DE15FADE2E.png"/>
  <manifest:file-entry manifest:media-type="image/png" manifest:full-path="Pictures/10000201000000300000003E21E346E1.png"/>
  <manifest:file-entry manifest:media-type="image/png" manifest:full-path="Pictures/1000020100000016000000257903293B.png"/>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text/xml" manifest:full-path="Object 120/settings.xml"/>
  <manifest:file-entry manifest:media-type="text/xml" manifest:full-path="Object 120/content.xml"/>
  <manifest:file-entry manifest:media-type="application/vnd.oasis.opendocument.formula" manifest:version="1.2" manifest:full-path="Object 120/"/>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190/settings.xml"/>
  <manifest:file-entry manifest:media-type="text/xml" manifest:full-path="Object 190/content.xml"/>
  <manifest:file-entry manifest:media-type="application/vnd.oasis.opendocument.formula" manifest:version="1.2" manifest:full-path="Object 190/"/>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191/settings.xml"/>
  <manifest:file-entry manifest:media-type="text/xml" manifest:full-path="Object 191/content.xml"/>
  <manifest:file-entry manifest:media-type="application/vnd.oasis.opendocument.formula" manifest:version="1.2" manifest:full-path="Object 191/"/>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text/xml" manifest:full-path="Object 192/settings.xml"/>
  <manifest:file-entry manifest:media-type="text/xml" manifest:full-path="Object 192/content.xml"/>
  <manifest:file-entry manifest:media-type="application/vnd.oasis.opendocument.formula" manifest:version="1.2" manifest:full-path="Object 19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93/settings.xml"/>
  <manifest:file-entry manifest:media-type="text/xml" manifest:full-path="Object 193/content.xml"/>
  <manifest:file-entry manifest:media-type="application/vnd.oasis.opendocument.formula" manifest:version="1.2" manifest:full-path="Object 193/"/>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94/settings.xml"/>
  <manifest:file-entry manifest:media-type="text/xml" manifest:full-path="Object 194/content.xml"/>
  <manifest:file-entry manifest:media-type="application/vnd.oasis.opendocument.formula" manifest:version="1.2" manifest:full-path="Object 194/"/>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195/settings.xml"/>
  <manifest:file-entry manifest:media-type="text/xml" manifest:full-path="Object 195/content.xml"/>
  <manifest:file-entry manifest:media-type="application/vnd.oasis.opendocument.formula" manifest:version="1.2" manifest:full-path="Object 195/"/>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text/xml" manifest:full-path="Object 91/settings.xml"/>
  <manifest:file-entry manifest:media-type="text/xml" manifest:full-path="Object 91/content.xml"/>
  <manifest:file-entry manifest:media-type="application/vnd.oasis.opendocument.formula" manifest:version="1.2" manifest:full-path="Object 91/"/>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29/settings.xml"/>
  <manifest:file-entry manifest:media-type="text/xml" manifest:full-path="Object 129/content.xml"/>
  <manifest:file-entry manifest:media-type="application/vnd.oasis.opendocument.formula" manifest:version="1.2" manifest:full-path="Object 129/"/>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197/settings.xml"/>
  <manifest:file-entry manifest:media-type="text/xml" manifest:full-path="Object 197/content.xml"/>
  <manifest:file-entry manifest:media-type="application/vnd.oasis.opendocument.formula" manifest:version="1.2" manifest:full-path="Object 197/"/>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settings.xml"/>
  <manifest:file-entry manifest:media-type="text/xml" manifest:full-path="Object 200/content.xml"/>
  <manifest:file-entry manifest:media-type="application/vnd.oasis.opendocument.formula" manifest:version="1.2" manifest:full-path="Object 200/"/>
  <manifest:file-entry manifest:media-type="text/xml" manifest:full-path="styles.xml"/>
  <manifest:file-entry manifest:media-type="text/xml" manifest:full-path="Object 94/settings.xml"/>
  <manifest:file-entry manifest:media-type="text/xml" manifest:full-path="Object 94/content.xml"/>
  <manifest:file-entry manifest:media-type="application/vnd.oasis.opendocument.formula" manifest:version="1.2" manifest:full-path="Object 94/"/>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96/settings.xml"/>
  <manifest:file-entry manifest:media-type="text/xml" manifest:full-path="Object 96/content.xml"/>
  <manifest:file-entry manifest:media-type="application/vnd.oasis.opendocument.formula" manifest:version="1.2" manifest:full-path="Object 96/"/>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03/settings.xml"/>
  <manifest:file-entry manifest:media-type="text/xml" manifest:full-path="Object 203/content.xml"/>
  <manifest:file-entry manifest:media-type="application/vnd.oasis.opendocument.formula" manifest:version="1.2" manifest:full-path="Object 203/"/>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204/settings.xml"/>
  <manifest:file-entry manifest:media-type="text/xml" manifest:full-path="Object 204/content.xml"/>
  <manifest:file-entry manifest:media-type="application/vnd.oasis.opendocument.formula" manifest:version="1.2" manifest:full-path="Object 204/"/>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settings.xml"/>
  <manifest:file-entry manifest:media-type="text/xml" manifest:full-path="Object 205/content.xml"/>
  <manifest:file-entry manifest:media-type="application/vnd.oasis.opendocument.formula" manifest:version="1.2" manifest:full-path="Object 205/"/>
  <manifest:file-entry manifest:media-type="text/xml" manifest:full-path="Object 99/settings.xml"/>
  <manifest:file-entry manifest:media-type="text/xml" manifest:full-path="Object 99/content.xml"/>
  <manifest:file-entry manifest:media-type="application/vnd.oasis.opendocument.formula" manifest:version="1.2" manifest:full-path="Object 99/"/>
  <manifest:file-entry manifest:media-type="text/xml" manifest:full-path="Object 206/settings.xml"/>
  <manifest:file-entry manifest:media-type="text/xml" manifest:full-path="Object 206/content.xml"/>
  <manifest:file-entry manifest:media-type="application/vnd.oasis.opendocument.formula" manifest:version="1.2" manifest:full-path="Object 206/"/>
  <manifest:file-entry manifest:media-type="text/xml" manifest:full-path="Object 207/settings.xml"/>
  <manifest:file-entry manifest:media-type="text/xml" manifest:full-path="Object 207/content.xml"/>
  <manifest:file-entry manifest:media-type="application/vnd.oasis.opendocument.formula" manifest:version="1.2" manifest:full-path="Object 207/"/>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209/settings.xml"/>
  <manifest:file-entry manifest:media-type="text/xml" manifest:full-path="Object 209/content.xml"/>
  <manifest:file-entry manifest:media-type="application/vnd.oasis.opendocument.formula" manifest:version="1.2" manifest:full-path="Object 209/"/>
  <manifest:file-entry manifest:media-type="text/xml" manifest:full-path="Object 130/settings.xml"/>
  <manifest:file-entry manifest:media-type="text/xml" manifest:full-path="Object 130/content.xml"/>
  <manifest:file-entry manifest:media-type="application/vnd.oasis.opendocument.formula" manifest:version="1.2" manifest:full-path="Object 130/"/>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32/settings.xml"/>
  <manifest:file-entry manifest:media-type="text/xml" manifest:full-path="Object 132/content.xml"/>
  <manifest:file-entry manifest:media-type="application/vnd.oasis.opendocument.formula" manifest:version="1.2" manifest:full-path="Object 132/"/>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text/xml" manifest:full-path="Object 134/settings.xml"/>
  <manifest:file-entry manifest:media-type="text/xml" manifest:full-path="Object 134/content.xml"/>
  <manifest:file-entry manifest:media-type="application/vnd.oasis.opendocument.formula" manifest:version="1.2" manifest:full-path="Object 134/"/>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35/settings.xml"/>
  <manifest:file-entry manifest:media-type="text/xml" manifest:full-path="Object 135/content.xml"/>
  <manifest:file-entry manifest:media-type="application/vnd.oasis.opendocument.formula" manifest:version="1.2" manifest:full-path="Object 135/"/>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settings.xml"/>
  <manifest:file-entry manifest:media-type="text/xml" manifest:full-path="Object 136/content.xml"/>
  <manifest:file-entry manifest:media-type="application/vnd.oasis.opendocument.formula" manifest:version="1.2" manifest:full-path="Object 136/"/>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210/settings.xml"/>
  <manifest:file-entry manifest:media-type="text/xml" manifest:full-path="Object 210/content.xml"/>
  <manifest:file-entry manifest:media-type="application/vnd.oasis.opendocument.formula" manifest:version="1.2" manifest:full-path="Object 210/"/>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211/settings.xml"/>
  <manifest:file-entry manifest:media-type="text/xml" manifest:full-path="Object 211/content.xml"/>
  <manifest:file-entry manifest:media-type="application/vnd.oasis.opendocument.formula" manifest:version="1.2" manifest:full-path="Object 211/"/>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12/settings.xml"/>
  <manifest:file-entry manifest:media-type="text/xml" manifest:full-path="Object 212/content.xml"/>
  <manifest:file-entry manifest:media-type="application/vnd.oasis.opendocument.formula" manifest:version="1.2" manifest:full-path="Object 212/"/>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settings.xml"/>
  <manifest:file-entry manifest:media-type="text/xml" manifest:full-path="Object 214/content.xml"/>
  <manifest:file-entry manifest:media-type="application/vnd.oasis.opendocument.formula" manifest:version="1.2" manifest:full-path="Object 214/"/>
  <manifest:file-entry manifest:media-type="text/xml" manifest:full-path="Object 215/settings.xml"/>
  <manifest:file-entry manifest:media-type="text/xml" manifest:full-path="Object 215/content.xml"/>
  <manifest:file-entry manifest:media-type="application/vnd.oasis.opendocument.formula" manifest:version="1.2" manifest:full-path="Object 215/"/>
  <manifest:file-entry manifest:media-type="text/xml" manifest:full-path="Object 216/settings.xml"/>
  <manifest:file-entry manifest:media-type="text/xml" manifest:full-path="Object 216/content.xml"/>
  <manifest:file-entry manifest:media-type="application/vnd.oasis.opendocument.formula" manifest:version="1.2" manifest:full-path="Object 216/"/>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text/xml" manifest:full-path="Object 218/settings.xml"/>
  <manifest:file-entry manifest:media-type="text/xml" manifest:full-path="Object 218/content.xml"/>
  <manifest:file-entry manifest:media-type="application/vnd.oasis.opendocument.formula" manifest:version="1.2" manifest:full-path="Object 218/"/>
  <manifest:file-entry manifest:media-type="text/xml" manifest:full-path="Object 219/settings.xml"/>
  <manifest:file-entry manifest:media-type="text/xml" manifest:full-path="Object 219/content.xml"/>
  <manifest:file-entry manifest:media-type="application/vnd.oasis.opendocument.formula" manifest:version="1.2" manifest:full-path="Object 219/"/>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40/settings.xml"/>
  <manifest:file-entry manifest:media-type="text/xml" manifest:full-path="Object 140/content.xml"/>
  <manifest:file-entry manifest:media-type="application/vnd.oasis.opendocument.formula" manifest:version="1.2" manifest:full-path="Object 140/"/>
  <manifest:file-entry manifest:media-type="text/xml" manifest:full-path="Object 141/settings.xml"/>
  <manifest:file-entry manifest:media-type="text/xml" manifest:full-path="Object 141/content.xml"/>
  <manifest:file-entry manifest:media-type="application/vnd.oasis.opendocument.formula" manifest:version="1.2" manifest:full-path="Object 141/"/>
  <manifest:file-entry manifest:media-type="text/xml" manifest:full-path="Object 142/settings.xml"/>
  <manifest:file-entry manifest:media-type="text/xml" manifest:full-path="Object 142/content.xml"/>
  <manifest:file-entry manifest:media-type="application/vnd.oasis.opendocument.formula" manifest:version="1.2" manifest:full-path="Object 142/"/>
  <manifest:file-entry manifest:media-type="text/xml" manifest:full-path="Object 143/settings.xml"/>
  <manifest:file-entry manifest:media-type="text/xml" manifest:full-path="Object 143/content.xml"/>
  <manifest:file-entry manifest:media-type="application/vnd.oasis.opendocument.formula" manifest:version="1.2" manifest:full-path="Object 143/"/>
  <manifest:file-entry manifest:media-type="text/xml" manifest:full-path="Object 144/settings.xml"/>
  <manifest:file-entry manifest:media-type="text/xml" manifest:full-path="Object 144/content.xml"/>
  <manifest:file-entry manifest:media-type="application/vnd.oasis.opendocument.formula" manifest:version="1.2" manifest:full-path="Object 144/"/>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46/settings.xml"/>
  <manifest:file-entry manifest:media-type="text/xml" manifest:full-path="Object 146/content.xml"/>
  <manifest:file-entry manifest:media-type="application/vnd.oasis.opendocument.formula" manifest:version="1.2" manifest:full-path="Object 146/"/>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20/settings.xml"/>
  <manifest:file-entry manifest:media-type="text/xml" manifest:full-path="Object 220/content.xml"/>
  <manifest:file-entry manifest:media-type="application/vnd.oasis.opendocument.formula" manifest:version="1.2" manifest:full-path="Object 220/"/>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1/settings.xml"/>
  <manifest:file-entry manifest:media-type="text/xml" manifest:full-path="Object 221/content.xml"/>
  <manifest:file-entry manifest:media-type="application/vnd.oasis.opendocument.formula" manifest:version="1.2" manifest:full-path="Object 221/"/>
  <manifest:file-entry manifest:media-type="application/binary" manifest:full-path="layout-cache"/>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23/settings.xml"/>
  <manifest:file-entry manifest:media-type="text/xml" manifest:full-path="Object 223/content.xml"/>
  <manifest:file-entry manifest:media-type="application/vnd.oasis.opendocument.formula" manifest:version="1.2" manifest:full-path="Object 223/"/>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Object 226/settings.xml"/>
  <manifest:file-entry manifest:media-type="text/xml" manifest:full-path="Object 226/content.xml"/>
  <manifest:file-entry manifest:media-type="application/vnd.oasis.opendocument.formula" manifest:version="1.2" manifest:full-path="Object 226/"/>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application/rdf+xml" manifest:full-path="manifest.rdf"/>
  <manifest:file-entry manifest:media-type="text/xml" manifest:full-path="Object 228/settings.xml"/>
  <manifest:file-entry manifest:media-type="text/xml" manifest:full-path="Object 228/content.xml"/>
  <manifest:file-entry manifest:media-type="application/vnd.oasis.opendocument.formula" manifest:version="1.2" manifest:full-path="Object 228/"/>
  <manifest:file-entry manifest:media-type="text/xml" manifest:full-path="Object 229/settings.xml"/>
  <manifest:file-entry manifest:media-type="text/xml" manifest:full-path="Object 229/content.xml"/>
  <manifest:file-entry manifest:media-type="application/vnd.oasis.opendocument.formula" manifest:version="1.2" manifest:full-path="Object 22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1"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90">
      <style:paragraph-properties fo:text-align="start" style:justify-single-word="false"/>
    </style:style>
    <style:style style:name="P123" style:family="paragraph" style:parent-style-name="Standard" style:list-style-name="L91">
      <style:paragraph-properties fo:text-align="start" style:justify-single-word="false"/>
    </style:style>
    <style:style style:name="P124" style:family="paragraph" style:parent-style-name="Standard" style:list-style-name="L92">
      <style:paragraph-properties fo:text-align="start" style:justify-single-word="false"/>
    </style:style>
    <style:style style:name="P125" style:family="paragraph" style:parent-style-name="Standard" style:list-style-name="L93">
      <style:paragraph-properties fo:text-align="start" style:justify-single-word="false"/>
    </style:style>
    <style:style style:name="P126" style:family="paragraph" style:parent-style-name="Standard" style:list-style-name="L94">
      <style:paragraph-properties fo:text-align="start" style:justify-single-word="false"/>
    </style:style>
    <style:style style:name="P127" style:family="paragraph" style:parent-style-name="Standard" style:list-style-name="L95">
      <style:paragraph-properties fo:text-align="start" style:justify-single-word="false"/>
    </style:style>
    <style:style style:name="P128" style:family="paragraph" style:parent-style-name="Standard" style:list-style-name="L96">
      <style:paragraph-properties fo:text-align="start" style:justify-single-word="false"/>
    </style:style>
    <style:style style:name="P129" style:family="paragraph" style:parent-style-name="Standard" style:list-style-name="L97">
      <style:paragraph-properties fo:text-align="start" style:justify-single-word="false"/>
    </style:style>
    <style:style style:name="P130"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1"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72">
      <style:paragraph-properties fo:text-align="start" style:justify-single-word="false"/>
      <style:text-properties style:font-name="Liberation Serif1"/>
    </style:style>
    <style:style style:name="P134"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5"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style>
    <style:style style:name="P140" style:family="paragraph" style:parent-style-name="Standard" style:list-style-name="L96">
      <style:paragraph-properties fo:line-height="100%" fo:text-align="start" style:justify-single-word="false">
        <style:tab-stops>
          <style:tab-stop style:position="0.5in"/>
        </style:tab-stops>
      </style:paragraph-properties>
    </style:style>
    <style:style style:name="P141" style:family="paragraph" style:parent-style-name="Standard" style:list-style-name="L94"/>
    <style:style style:name="P142" style:family="paragraph" style:parent-style-name="Standard">
      <style:paragraph-properties fo:text-align="start" style:justify-single-word="false"/>
      <style:text-properties fo:font-weight="bold" style:font-weight-asian="bold" style:font-weight-complex="bold"/>
    </style:style>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145" style:family="paragraph" style:parent-style-name="Standard">
      <style:paragraph-properties fo:text-align="start" style:justify-single-word="false" fo:break-before="page"/>
      <style:text-properties style:font-name="Liberation Serif2" fo:font-size="12pt" fo:font-weight="normal" style:font-size-asian="10.5pt" style:font-weight-asian="normal" style:font-size-complex="12pt" style:font-weight-complex="normal"/>
    </style:style>
    <style:style style:name="P146" style:family="paragraph" style:parent-style-name="Standard">
      <style:paragraph-properties fo:margin-left="0.4925in" fo:margin-right="0in" fo:text-align="start" style:justify-single-word="false" fo:text-indent="0in" style:auto-text-indent="false"/>
    </style:style>
    <style:style style:name="P147" style:family="paragraph" style:parent-style-name="Standard" style:list-style-name="L97">
      <style:paragraph-properties fo:margin-left="0.4925in" fo:margin-right="0in" fo:text-align="start" style:justify-single-word="false" fo:text-indent="0in" style:auto-text-indent="false"/>
    </style:style>
    <style:style style:name="P148" style:family="paragraph" style:parent-style-name="Standard" style:list-style-name="L97">
      <style:paragraph-properties fo:margin-left="0.9846in" fo:margin-right="0in" fo:text-align="start" style:justify-single-word="false" fo:text-indent="-0.25in" style:auto-text-indent="false"/>
    </style:style>
    <style:style style:name="P149" style:family="paragraph" style:parent-style-name="Standard">
      <style:paragraph-properties fo:margin-left="0.9846in" fo:margin-right="0in" fo:text-align="start" style:justify-single-word="false" fo:text-indent="0in" style:auto-text-indent="false"/>
    </style:style>
    <style:style style:name="P150" style:family="paragraph" style:parent-style-name="Standard" style:list-style-name="L97">
      <style:paragraph-properties fo:margin-left="0.9846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text:p>
      <text:p text:style-name="P145"><text:span text:style-name="T6"/></text:p>
      <text:p text:style-name="P144"><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064938743" text:style-name="L1">
            <text:list-item>
              <text:p text:style-name="P28">i</text:p>
            </text:list-item>
            <text:list-item>
              <text:p text:style-name="P28">ii</text:p>
            </text:list-item>
            <text:list-item>
              <text:p text:style-name="P28">iii</text:p>
            </text:list-item>
            <text:list-item>
              <text:p text:style-name="P28">iv</text:p>
            </text:list-item>
            <text:list-item>
              <text:p text:style-name="P28">v</text:p>
            </text:list-item>
            <text:list-item>
              <text:p text:style-name="P28">vi</text:p>
            </text:list-item>
            <text:list-item>
              <text:p text:style-name="P28">vii</text:p>
            </text:list-item>
            <text:list-item>
              <text:p text:style-name="P28">viii</text:p>
            </text:list-item>
            <text:list-item>
              <text:p text:style-name="P28">ix</text:p>
            </text:list-item>
            <text:list-item>
              <text:p text:style-name="P28">x</text:p>
            </text:list-item>
            <text:list-item>
              <text:p text:style-name="P28">xx</text:p>
            </text:list-item>
            <text:list-item>
              <text:p text:style-name="P28">xl</text:p>
            </text:list-item>
            <text:list-item>
              <text:p text:style-name="P28">xlv</text:p>
            </text:list-item>
            <text:list-item>
              <text:p text:style-name="P28">c</text:p>
            </text:list-item>
            <text:list-item>
              <text:p text:style-name="P28">cd</text:p>
            </text:list-item>
            <text:list-item>
              <text:p text:style-name="P28">m</text:p>
            </text:list-item>
            <text:list-item>
              <text:p text:style-name="P28">cm</text:p>
            </text:list-item>
            <text:list-item>
              <text:p text:style-name="P28">lxix</text:p>
            </text:list-item>
            <text:list-item>
              <text:p text:style-name="P28">xxiv</text:p>
            </text:list-item>
            <text:list-item>
              <text:p text:style-name="P28">mcmxcix</text:p>
            </text:list-item>
            <text:list-item>
              <text:p text:style-name="P28">9</text:p>
            </text:list-item>
            <text:list-item>
              <text:p text:style-name="P28">18</text:p>
            </text:list-item>
            <text:list-item>
              <text:p text:style-name="P28">24</text:p>
            </text:list-item>
            <text:list-item>
              <text:p text:style-name="P28">36</text:p>
            </text:list-item>
            <text:list-item>
              <text:p text:style-name="P28">3</text:p>
            </text:list-item>
            <text:list-item>
              <text:p text:style-name="P28">240</text:p>
            </text:list-item>
            <text:list-item>
              <text:p text:style-name="P28">55</text:p>
            </text:list-item>
            <text:list-item>
              <text:p text:style-name="P28">555</text:p>
            </text:list-item>
            <text:list-item>
              <text:p text:style-name="P28">1111</text:p>
            </text:list-item>
            <text:list-item>
              <text:p text:style-name="P28">999</text:p>
            </text:list-item>
            <text:list-item>
              <text:p text:style-name="P28">4</text:p>
            </text:list-item>
            <text:list-item>
              <text:p text:style-name="P28">7</text:p>
            </text:list-item>
            <text:list-item>
              <text:p text:style-name="P28">12</text:p>
            </text:list-item>
            <text:list-item>
              <text:p text:style-name="P28">16</text:p>
            </text:list-item>
            <text:list-item>
              <text:p text:style-name="P28">22</text:p>
            </text:list-item>
            <text:list-item>
              <text:p text:style-name="P28">42</text:p>
            </text:list-item>
            <text:list-item>
              <text:p text:style-name="P28">31</text:p>
            </text:list-item>
            <text:list-item>
              <text:p text:style-name="P28">1337</text:p>
            </text:list-item>
            <text:list-item>
              <text:p text:style-name="P28">2008</text:p>
            </text:list-item>
            <text:list-item>
              <text:p text:style-name="P28">1783</text:p>
            </text:list-item>
          </text:list>
        </text:section>
        <text:p text:style-name="P4"/>
        <text:section text:style-name="Sect2" text:name="Section3">
          <text:p text:style-name="P4">Worksheet 1-2</text:p>
          <text:list xml:id="list1912558862" text:style-name="L2">
            <text:list-item>
              <text:p text:style-name="P29">29</text:p>
            </text:list-item>
            <text:list-item>
              <text:p text:style-name="P29">23</text:p>
            </text:list-item>
            <text:list-item>
              <text:p text:style-name="P29">5</text:p>
            </text:list-item>
            <text:list-item>
              <text:p text:style-name="P29">24</text:p>
            </text:list-item>
            <text:list-item>
              <text:p text:style-name="P29">4</text:p>
            </text:list-item>
            <text:list-item>
              <text:p text:style-name="P29">12</text:p>
            </text:list-item>
            <text:list-item>
              <text:p text:style-name="P29">xx</text:p>
            </text:list-item>
            <text:list-item>
              <text:p text:style-name="P29">xxx</text:p>
            </text:list-item>
            <text:list-item>
              <text:p text:style-name="P29">iv</text:p>
            </text:list-item>
            <text:list-item>
              <text:p text:style-name="P29">xii</text:p>
            </text:list-item>
            <text:list-item>
              <text:p text:style-name="P29">v</text:p>
            </text:list-item>
            <text:list-item>
              <text:p text:style-name="P29">xxiv</text:p>
            </text:list-item>
            <text:list-item>
              <text:p text:style-name="P29">ix</text:p>
            </text:list-item>
            <text:list-item>
              <text:p text:style-name="P29">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74466297" text:style-name="L3">
          <text:list-item>
            <text:p text:style-name="P30">hundreds place</text:p>
          </text:list-item>
          <text:list-item>
            <text:p text:style-name="P30">hundred-thousands place</text:p>
          </text:list-item>
          <text:list-item>
            <text:p text:style-name="P30">ten-millions place</text:p>
          </text:list-item>
          <text:list-item>
            <text:p text:style-name="P30">tenths place</text:p>
          </text:list-item>
          <text:list-item>
            <text:p text:style-name="P30">ten-thousandths place</text:p>
          </text:list-item>
          <text:list-item>
            <text:p text:style-name="P30">ones place</text:p>
          </text:list-item>
          <text:list-item>
            <text:p text:style-name="P30">12,004,025</text:p>
          </text:list-item>
          <text:list-item>
            <text:p text:style-name="P30">31,337</text:p>
          </text:list-item>
          <text:list-item>
            <text:p text:style-name="P30">5,318,008</text:p>
          </text:list-item>
          <text:list-item>
            <text:p text:style-name="P30">0.7</text:p>
          </text:list-item>
          <text:list-item>
            <text:p text:style-name="P30">0.39</text:p>
          </text:list-item>
          <text:list-item>
            <text:p text:style-name="P30">15.7</text:p>
          </text:list-item>
          <text:list-item>
            <text:p text:style-name="P30">6.07</text:p>
          </text:list-item>
          <text:list-item>
            <text:p text:style-name="P30">705.0107</text:p>
          </text:list-item>
          <text:list-item>
            <text:p text:style-name="P30"><text:soft-page-break/>0.7</text:p>
          </text:list-item>
          <text:list-item>
            <text:p text:style-name="P30">95.07</text:p>
          </text:list-item>
          <text:list-item>
            <text:p text:style-name="P30">0.57</text:p>
          </text:list-item>
          <text:list-item>
            <text:p text:style-name="P30">0.0019</text:p>
          </text:list-item>
          <text:list-item>
            <text:p text:style-name="P30">406.0214</text:p>
          </text:list-item>
          <text:list-item>
            <text:p text:style-name="P30">507.0112</text:p>
          </text:list-item>
          <text:list-item>
            <text:p text:style-name="P30"><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0"><draw:frame draw:style-name="fr4"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30"><draw:frame draw:style-name="fr4"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30"><draw:frame draw:style-name="fr4"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39"><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83310859" text:style-name="L4">
          <text:list-item>
            <text:p text:style-name="P31">103</text:p>
          </text:list-item>
          <text:list-item>
            <text:p text:style-name="P31">1</text:p>
          </text:list-item>
          <text:list-item>
            <text:p text:style-name="P31">88</text:p>
          </text:list-item>
          <text:list-item>
            <text:p text:style-name="P31">100</text:p>
          </text:list-item>
          <text:list-item>
            <text:p text:style-name="P31">187</text:p>
          </text:list-item>
          <text:list-item>
            <text:p text:style-name="P31">29,002</text:p>
          </text:list-item>
          <text:list-item>
            <text:p text:style-name="P31">1.0</text:p>
          </text:list-item>
          <text:list-item>
            <text:p text:style-name="P31">99.7</text:p>
          </text:list-item>
          <text:list-item>
            <text:p text:style-name="P31">2.5</text:p>
          </text:list-item>
          <text:list-item>
            <text:p text:style-name="P31">29,001.5</text:p>
          </text:list-item>
          <text:list-item>
            <text:p text:style-name="P31">187.5</text:p>
          </text:list-item>
          <text:list-item>
            <text:p text:style-name="P31">13.0</text:p>
          </text:list-item>
          <text:list-item>
            <text:p text:style-name="P31">187.50</text:p>
          </text:list-item>
          <text:list-item>
            <text:p text:style-name="P31">12.99</text:p>
          </text:list-item>
          <text:list-item>
            <text:p text:style-name="P31">29,000.50</text:p>
          </text:list-item>
          <text:list-item>
            <text:p text:style-name="P31">1,234,567.89</text:p>
          </text:list-item>
          <text:list-item>
            <text:p text:style-name="P31">66.67</text:p>
          </text:list-item>
          <text:list-item>
            <text:p text:style-name="P31">5,454.55</text:p>
          </text:list-item>
          <text:list-item>
            <text:p text:style-name="P31">3</text:p>
          </text:list-item>
          <text:list-item>
            <text:p text:style-name="P31">4</text:p>
          </text:list-item>
          <text:list-item>
            <text:p text:style-name="P31">2</text:p>
          </text:list-item>
          <text:list-item>
            <text:p text:style-name="P31">3</text:p>
          </text:list-item>
          <text:list-item>
            <text:p text:style-name="P31">3</text:p>
          </text:list-item>
          <text:list-item>
            <text:p text:style-name="P31">1</text:p>
          </text:list-item>
          <text:list-item>
            <text:p text:style-name="P31">2</text:p>
          </text:list-item>
          <text:list-item>
            <text:p text:style-name="P31">2</text:p>
          </text:list-item>
          <text:list-item>
            <text:p text:style-name="P31">1</text:p>
          </text:list-item>
        </text:list>
      </text:section>
      <text:p text:style-name="P4"/>
      <text:section text:style-name="Sect2" text:name="Section6">
        <text:p text:style-name="P4">Worksheet 1-5</text:p>
        <text:list xml:id="list1987696618" text:style-name="L5">
          <text:list-item>
            <text:p text:style-name="P32">55,886</text:p>
          </text:list-item>
          <text:list-item>
            <text:p text:style-name="P32">5.25</text:p>
          </text:list-item>
          <text:list-item>
            <text:p text:style-name="P32">43.79</text:p>
          </text:list-item>
          <text:list-item>
            <text:p text:style-name="P32">97.16</text:p>
          </text:list-item>
          <text:list-item>
            <text:p text:style-name="P32">35.75</text:p>
          </text:list-item>
          <text:list-item>
            <text:p text:style-name="P32">86.964</text:p>
          </text:list-item>
          <text:list-item>
            <text:p text:style-name="P32">73</text:p>
          </text:list-item>
          <text:list-item>
            <text:p text:style-name="P32">8238</text:p>
          </text:list-item>
          <text:list-item>
            <text:p text:style-name="P32">54.17</text:p>
          </text:list-item>
          <text:list-item>
            <text:p text:style-name="P32">88.10</text:p>
          </text:list-item>
          <text:list-item>
            <text:p text:style-name="P32">37.03</text:p>
          </text:list-item>
          <text:list-item>
            <text:p text:style-name="P32">34.342</text:p>
          </text:list-item>
          <text:list-item>
            <text:p text:style-name="P32">696</text:p>
          </text:list-item>
          <text:list-item>
            <text:p text:style-name="P32">4.91</text:p>
          </text:list-item>
          <text:list-item>
            <text:p text:style-name="P32">6.39</text:p>
          </text:list-item>
          <text:list-item>
            <text:p text:style-name="P32">96.98</text:p>
          </text:list-item>
          <text:list-item>
            <text:p text:style-name="P32">26.35</text:p>
          </text:list-item>
          <text:list-item>
            <text:p text:style-name="P32">83.436</text:p>
          </text:list-item>
          <text:list-item>
            <text:p text:style-name="P32">1664</text:p>
          </text:list-item>
          <text:list-item>
            <text:p text:style-name="P32">15.97</text:p>
          </text:list-item>
          <text:list-item>
            <text:p text:style-name="P32">88.06</text:p>
          </text:list-item>
          <text:list-item>
            <text:p text:style-name="P32">0.958</text:p>
          </text:list-item>
          <text:list-item>
            <text:p text:style-name="P32">0.45</text:p>
          </text:list-item>
          <text:list-item>
            <text:p text:style-name="P32">0.839</text:p>
          </text:list-item>
          <text:list-item>
            <text:p text:style-name="P32">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750334038" text:style-name="L6">
          <text:list-item>
            <text:p text:style-name="P33">780,690,145</text:p>
          </text:list-item>
          <text:list-item>
            <text:p text:style-name="P33">1.015</text:p>
          </text:list-item>
          <text:list-item>
            <text:p text:style-name="P33">366.212</text:p>
          </text:list-item>
          <text:list-item>
            <text:p text:style-name="P33">4.1454</text:p>
          </text:list-item>
          <text:list-item>
            <text:p text:style-name="P33">370.962</text:p>
          </text:list-item>
          <text:list-item>
            <text:p text:style-name="P33">41.8481</text:p>
          </text:list-item>
          <text:list-item>
            <text:p text:style-name="P33">16,273,937</text:p>
          </text:list-item>
          <text:list-item>
            <text:p text:style-name="P33">669.837</text:p>
          </text:list-item>
          <text:list-item>
            <text:p text:style-name="P33">1.7616</text:p>
          </text:list-item>
          <text:list-item>
            <text:p text:style-name="P33">0.01164</text:p>
          </text:list-item>
          <text:list-item>
            <text:p text:style-name="P33">18.225</text:p>
          </text:list-item>
          <text:list-item>
            <text:p text:style-name="P33">0.106512</text:p>
          </text:list-item>
          <text:list-item>
            <text:p text:style-name="P33">81 mg</text:p>
          </text:list-item>
          <text:list-item>
            <text:p text:style-name="P33">$210.72</text:p>
          </text:list-item>
          <text:list-item>
            <text:p text:style-name="P33">734.4 mg</text:p>
          </text:list-item>
        </text:list>
      </text:section>
      <text:p text:style-name="P4"/>
      <text:section text:style-name="Sect2" text:name="Section8">
        <text:p text:style-name="P4">Worksheet 1-7</text:p>
        <text:list xml:id="list629560395" text:style-name="L7">
          <text:list-item>
            <text:p text:style-name="P34">105</text:p>
          </text:list-item>
          <text:list-item>
            <text:p text:style-name="P34">16.24</text:p>
          </text:list-item>
          <text:list-item>
            <text:p text:style-name="P34">1.362</text:p>
          </text:list-item>
          <text:list-item>
            <text:p text:style-name="P34">1151.5</text:p>
          </text:list-item>
          <text:list-item>
            <text:p text:style-name="P34">6.774</text:p>
          </text:list-item>
          <text:list-item>
            <text:p text:style-name="P34">0.043</text:p>
          </text:list-item>
          <text:list-item>
            <text:p text:style-name="P34">0.015</text:p>
          </text:list-item>
          <text:list-item>
            <text:p text:style-name="P34">1.836</text:p>
          </text:list-item>
          <text:list-item>
            <text:p text:style-name="P34">440.4</text:p>
          </text:list-item>
          <text:list-item>
            <text:p text:style-name="P34">80.833</text:p>
          </text:list-item>
          <text:list-item>
            <text:p text:style-name="P34">0.9</text:p>
          </text:list-item>
          <text:list-item>
            <text:p text:style-name="P34">8.491</text:p>
          </text:list-item>
          <text:list-item>
            <text:p text:style-name="P34">32 bottles</text:p>
          </text:list-item>
          <text:list-item>
            <text:p text:style-name="P34">200 days</text:p>
          </text:list-item>
          <text:list-item>
            <text:p text:style-name="P34">120 capsules</text:p>
          </text:list-item>
          <text:list-item>
            <text:p text:style-name="P34">8 days' supply</text:p>
          </text:list-item>
        </text:list>
      </text:section>
      <text:p text:style-name="P4"/>
      <text:section text:style-name="Sect2" text:name="Section9">
        <text:p text:style-name="P4">Worksheet 1-8</text:p>
        <text:list xml:id="list1768811014" text:style-name="L8">
          <text:list-item>
            <text:p text:style-name="P35">xxxviii</text:p>
          </text:list-item>
          <text:list-item>
            <text:p text:style-name="P35">dli</text:p>
          </text:list-item>
          <text:list-item>
            <text:p text:style-name="P35">xxiv</text:p>
          </text:list-item>
          <text:list-item>
            <text:p text:style-name="P35">21</text:p>
          </text:list-item>
          <text:list-item>
            <text:p text:style-name="P35">400</text:p>
          </text:list-item>
          <text:list-item>
            <text:p text:style-name="P35">48</text:p>
          </text:list-item>
          <text:list-item>
            <text:p text:style-name="P35">ten-thousands place</text:p>
          </text:list-item>
          <text:list-item>
            <text:p text:style-name="P35">hundredths place</text:p>
          </text:list-item>
          <text:list-item>
            <text:p text:style-name="P35">tenths place</text:p>
          </text:list-item>
          <text:list-item>
            <text:p text:style-name="P35">2,015,600</text:p>
          </text:list-item>
          <text:list-item>
            <text:p text:style-name="P35">0.4004</text:p>
          </text:list-item>
          <text:list-item>
            <text:p text:style-name="P59"><text:soft-page-break/><text:span text:style-name="T1">9,876.</text:span><text:span text:style-name="T1">5432</text:span></text:p>
          </text:list-item>
          <text:list-item>
            <text:p text:style-name="P35">32,349</text:p>
          </text:list-item>
          <text:list-item>
            <text:p text:style-name="P35">82.25</text:p>
          </text:list-item>
          <text:list-item>
            <text:p text:style-name="P35">23.7</text:p>
          </text:list-item>
          <text:list-item>
            <text:p text:style-name="P35">40.842</text:p>
          </text:list-item>
          <text:list-item>
            <text:p text:style-name="P35">111.95</text:p>
          </text:list-item>
          <text:list-item>
            <text:p text:style-name="P35">134.79</text:p>
          </text:list-item>
          <text:list-item>
            <text:p text:style-name="P35">7,385</text:p>
          </text:list-item>
          <text:list-item>
            <text:p text:style-name="P35">81.89</text:p>
          </text:list-item>
          <text:list-item>
            <text:p text:style-name="P35">22.3</text:p>
          </text:list-item>
          <text:list-item>
            <text:p text:style-name="P35">92.9</text:p>
          </text:list-item>
          <text:list-item>
            <text:p text:style-name="P35">102.65</text:p>
          </text:list-item>
          <text:list-item>
            <text:p text:style-name="P35">29.01</text:p>
          </text:list-item>
          <text:list-item>
            <text:p text:style-name="P35">240</text:p>
          </text:list-item>
          <text:list-item>
            <text:p text:style-name="P35">74.4</text:p>
          </text:list-item>
          <text:list-item>
            <text:p text:style-name="P35">.1107</text:p>
          </text:list-item>
          <text:list-item>
            <text:p text:style-name="P35">10.4016</text:p>
          </text:list-item>
          <text:list-item>
            <text:p text:style-name="P35">0.1176</text:p>
          </text:list-item>
          <text:list-item>
            <text:p text:style-name="P35">20.99579</text:p>
          </text:list-item>
          <text:list-item>
            <text:p text:style-name="P35">61.5</text:p>
          </text:list-item>
          <text:list-item>
            <text:p text:style-name="P35">104.33</text:p>
          </text:list-item>
          <text:list-item>
            <text:p text:style-name="P35">1.36</text:p>
          </text:list-item>
          <text:list-item>
            <text:p text:style-name="P35">41.18</text:p>
          </text:list-item>
          <text:list-item>
            <text:p text:style-name="P35">0.2</text:p>
          </text:list-item>
          <text:list-item>
            <text:p text:style-name="P35">0.12</text:p>
          </text:list-item>
          <text:list-item>
            <text:p text:style-name="P35">454 grams</text:p>
          </text:list-item>
          <text:list-item>
            <text:p text:style-name="P35">2.3 kilograms</text:p>
          </text:list-item>
          <text:list-item>
            <text:p text:style-name="P35">$29.88</text:p>
          </text:list-item>
          <text:list-item>
            <text:p text:style-name="P35">14 days</text:p>
          </text:list-item>
        </text:list>
      </text:section>
      <text:p text:style-name="P4"/>
      <text:p text:style-name="P3">Chapter 2 - Fractions</text:p>
      <text:p text:style-name="P4"/>
      <text:section text:style-name="Sect2" text:name="Section10">
        <text:p text:style-name="P4">Worksheet 2-1</text:p>
        <text:list xml:id="list1246590713" text:style-name="L9">
          <text:list-item>
            <text:p text:style-name="P36">0.2</text:p>
          </text:list-item>
          <text:list-item>
            <text:p text:style-name="P36">0.5</text:p>
          </text:list-item>
          <text:list-item>
            <text:p text:style-name="P36">0.5</text:p>
          </text:list-item>
          <text:list-item>
            <text:p text:style-name="P36">0.1</text:p>
          </text:list-item>
          <text:list-item>
            <text:p text:style-name="P36">0.083</text:p>
          </text:list-item>
          <text:list-item>
            <text:p text:style-name="P36">0.01</text:p>
          </text:list-item>
          <text:list-item>
            <text:p text:style-name="P36">0.001</text:p>
          </text:list-item>
          <text:list-item>
            <text:p text:style-name="P36">0.667</text:p>
          </text:list-item>
          <text:list-item>
            <text:p text:style-name="P36">0.75</text:p>
          </text:list-item>
          <text:list-item>
            <text:p text:style-name="P36">0.8</text:p>
          </text:list-item>
          <text:list-item>
            <text:p text:style-name="P36">0.375</text:p>
          </text:list-item>
          <text:list-item>
            <text:p text:style-name="P36">0.417</text:p>
          </text:list-item>
          <text:list-item>
            <text:p text:style-name="P36">0.389</text:p>
          </text:list-item>
          <text:list-item>
            <text:p text:style-name="P36">0.364</text:p>
          </text:list-item>
          <text:list-item>
            <text:p text:style-name="P36">0.091</text:p>
          </text:list-item>
          <text:list-item>
            <text:p text:style-name="P36">0.143</text:p>
          </text:list-item>
          <text:list-item>
            <text:p text:style-name="P36">0.164</text:p>
          </text:list-item>
          <text:list-item>
            <text:p text:style-name="P36">0.206</text:p>
          </text:list-item>
          <text:list-item>
            <text:p text:style-name="P36">0.211</text:p>
          </text:list-item>
          <text:list-item>
            <text:p text:style-name="P36">0.277</text:p>
          </text:list-item>
          <text:list-item>
            <text:p text:style-name="P36"><draw:frame draw:style-name="fr4"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36"><draw:frame draw:style-name="fr4"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36"><draw:frame draw:style-name="fr4"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36"><draw:frame draw:style-name="fr4"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36"><draw:frame draw:style-name="fr4"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36"><draw:frame draw:style-name="fr4"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36"><draw:frame draw:style-name="fr4"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36"><draw:frame draw:style-name="fr4"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36"><draw:frame draw:style-name="fr4"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36"><draw:frame draw:style-name="fr4"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36"><draw:frame draw:style-name="fr4"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36"><draw:frame draw:style-name="fr4"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36"><draw:frame draw:style-name="fr4"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36"><draw:frame draw:style-name="fr4"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36"><draw:frame draw:style-name="fr4"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36"><draw:frame draw:style-name="fr4"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36"><draw:frame draw:style-name="fr4"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36"><draw:frame draw:style-name="fr4"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36"><draw:frame draw:style-name="fr4"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36"><draw:frame draw:style-name="fr4"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049304767" text:style-name="L10">
          <text:list-item>
            <text:p text:style-name="P37"><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7"><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7"><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7"><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7"><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7"><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7"><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7"><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7"><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7"><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7"><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7"><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7"><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7"><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7"><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7"><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7"><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7"><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7"><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7"><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7"><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7"><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7"><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7"><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7"><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7"><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7"><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7"><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7"><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7"><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02657844" text:style-name="L11">
          <text:list-item>
            <text:p text:style-name="P38"><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38"><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38"><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38"><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38"><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38"><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38"><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38"><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38"><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38"><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38"><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38"><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38"><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38"><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38"><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38"><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38"><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38"><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38"><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38"><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38"><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38"><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38"><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38"><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679624356" text:style-name="L12">
          <text:list-item>
            <text:p text:style-name="P39"><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39"><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39"><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39"><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39"><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39"><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39">0 </text:p>
          </text:list-item>
          <text:list-item>
            <text:p text:style-name="P39"><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39"><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39"><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39"><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39"><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39"><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39"><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39"><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39"><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39">18 </text:p>
          </text:list-item>
          <text:list-item>
            <text:p text:style-name="P39"><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39"><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39"><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39"><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39">20 </text:p>
          </text:list-item>
          <text:list-item>
            <text:p text:style-name="P39"><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39">18 </text:p>
          </text:list-item>
        </text:list>
      </text:section>
      <text:p text:style-name="P4"/>
      <text:section text:style-name="Sect2" text:name="Section14">
        <text:p text:style-name="P4"><text:soft-page-break/>Worksheet 2-5</text:p>
        <text:list xml:id="list207495153" text:style-name="L13">
          <text:list-item>
            <text:p text:style-name="P60">1</text:p>
          </text:list-item>
          <text:list-item>
            <text:p text:style-name="P60"><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1167909655"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2055622161"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1716603854" text:style-name="L16">
          <text:list-item>
            <text:p text:style-name="P63"><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1192312142"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902822780" text:style-name="L18">
          <text:list-item>
            <text:p text:style-name="P40"><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0"><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0"><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0">0.33</text:p>
          </text:list-item>
          <text:list-item>
            <text:p text:style-name="P40">0.045</text:p>
          </text:list-item>
          <text:list-item>
            <text:p text:style-name="P40">0.0294</text:p>
          </text:list-item>
          <text:list-item>
            <text:p text:style-name="P40">25%</text:p>
          </text:list-item>
          <text:list-item>
            <text:p text:style-name="P40">40%</text:p>
          </text:list-item>
          <text:list-item>
            <text:p text:style-name="P40">70%</text:p>
          </text:list-item>
          <text:list-item>
            <text:p text:style-name="P40">70%</text:p>
          </text:list-item>
          <text:list-item>
            <text:p text:style-name="P40">46.7%</text:p>
          </text:list-item>
          <text:list-item>
            <text:p text:style-name="P40">0.6%</text:p>
          </text:list-item>
          <text:list-item>
            <text:p text:style-name="P40">48</text:p>
          </text:list-item>
          <text:list-item>
            <text:p text:style-name="P40">6</text:p>
          </text:list-item>
          <text:list-item>
            <text:p text:style-name="P40">10%</text:p>
          </text:list-item>
          <text:list-item>
            <text:p text:style-name="P40">66.7%</text:p>
          </text:list-item>
          <text:list-item>
            <text:p text:style-name="P40">250</text:p>
          </text:list-item>
          <text:list-item>
            <text:p text:style-name="P40">27.3</text:p>
          </text:list-item>
          <text:list-item>
            <text:p text:style-name="P40">210</text:p>
          </text:list-item>
          <text:list-item>
            <text:p text:style-name="P40">5%</text:p>
          </text:list-item>
          <text:list-item>
            <text:p text:style-name="P40">7 instructors</text:p>
          </text:list-item>
          <text:list-item>
            <text:p text:style-name="P40">27 milligrams</text:p>
          </text:list-item>
          <text:list-item>
            <text:p text:style-name="P40">6.5 pounds</text:p>
          </text:list-item>
          <text:list-item>
            <text:p text:style-name="P40">24 patients</text:p>
          </text:list-item>
          <text:list-item>
            <text:p text:style-name="P40">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952466887" text:style-name="L19">
          <text:list-item>
            <text:p text:style-name="P41">1</text:p>
          </text:list-item>
          <text:list-item>
            <text:p text:style-name="P41">2</text:p>
          </text:list-item>
          <text:list-item>
            <text:p text:style-name="P41">1</text:p>
          </text:list-item>
          <text:list-item>
            <text:p text:style-name="P41">4</text:p>
          </text:list-item>
          <text:list-item>
            <text:p text:style-name="P41">8</text:p>
          </text:list-item>
          <text:list-item>
            <text:p text:style-name="P41">9</text:p>
          </text:list-item>
          <text:list-item>
            <text:p text:style-name="P41">27</text:p>
          </text:list-item>
          <text:list-item>
            <text:p text:style-name="P41">81</text:p>
          </text:list-item>
          <text:list-item>
            <text:p text:style-name="P41">100</text:p>
          </text:list-item>
          <text:list-item>
            <text:p text:style-name="P41">216</text:p>
          </text:list-item>
          <text:list-item>
            <text:p text:style-name="P41">1</text:p>
          </text:list-item>
          <text:list-item>
            <text:p text:style-name="P41"><text:soft-page-break/>25</text:p>
          </text:list-item>
          <text:list-item>
            <text:p text:style-name="P41">1</text:p>
          </text:list-item>
          <text:list-item>
            <text:p text:style-name="P41">81</text:p>
          </text:list-item>
          <text:list-item>
            <text:p text:style-name="P41">1</text:p>
          </text:list-item>
          <text:list-item>
            <text:p text:style-name="P41">20,736</text:p>
          </text:list-item>
          <text:list-item>
            <text:p text:style-name="P41">1,728</text:p>
          </text:list-item>
          <text:list-item>
            <text:p text:style-name="P41">10,000</text:p>
          </text:list-item>
          <text:list-item>
            <text:p text:style-name="P41">1</text:p>
          </text:list-item>
          <text:list-item>
            <text:p text:style-name="P41">343</text:p>
          </text:list-item>
          <text:list-item>
            <text:p text:style-name="P41"><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1"><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1"><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1"><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1"><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1"><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1"><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1"><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1"><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1"><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1">0.000000614</text:p>
          </text:list-item>
          <text:list-item>
            <text:p text:style-name="P41">0.00306</text:p>
          </text:list-item>
          <text:list-item>
            <text:p text:style-name="P41">0.00028</text:p>
          </text:list-item>
          <text:list-item>
            <text:p text:style-name="P41">0.1</text:p>
          </text:list-item>
          <text:list-item>
            <text:p text:style-name="P41">0.001</text:p>
          </text:list-item>
          <text:list-item>
            <text:p text:style-name="P41">67,000,000</text:p>
          </text:list-item>
          <text:list-item>
            <text:p text:style-name="P41">909,000</text:p>
          </text:list-item>
          <text:list-item>
            <text:p text:style-name="P41">1</text:p>
          </text:list-item>
          <text:list-item>
            <text:p text:style-name="P41">1,000,000</text:p>
          </text:list-item>
          <text:list-item>
            <text:p text:style-name="P41">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775680529" text:style-name="L20">
          <text:list-item>
            <text:p text:style-name="P42">216</text:p>
          </text:list-item>
          <text:list-item>
            <text:p text:style-name="P42">25</text:p>
          </text:list-item>
          <text:list-item>
            <text:p text:style-name="P42">16,384</text:p>
          </text:list-item>
          <text:list-item>
            <text:p text:style-name="P42">81</text:p>
          </text:list-item>
          <text:list-item>
            <text:p text:style-name="P42">100</text:p>
          </text:list-item>
          <text:list-item>
            <text:p text:style-name="P42">36</text:p>
          </text:list-item>
          <text:list-item>
            <text:p text:style-name="P42">125</text:p>
          </text:list-item>
          <text:list-item>
            <text:p text:style-name="P42">1024</text:p>
          </text:list-item>
          <text:list-item>
            <text:p text:style-name="P42">27</text:p>
          </text:list-item>
          <text:list-item>
            <text:p text:style-name="P42">10,000</text:p>
          </text:list-item>
          <text:list-item>
            <text:p text:style-name="P42"><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2"><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2"><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2"><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2"><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2"><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2"><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2"><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2"><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2"><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2"><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2"><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407992049" text:style-name="L21">
          <text:list-item>
            <text:p text:style-name="P43">The medication should be scheduled for 1300, 1700, 2100, 0100, 0500, and 0900</text:p>
          </text:list-item>
          <text:list-item>
            <text:p text:style-name="P43">602,000,000,000,000,000,000,000</text:p>
          </text:list-item>
          <text:list-item>
            <text:p text:style-name="P43">81</text:p>
          </text:list-item>
          <text:list-item>
            <text:p text:style-name="P43"><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3"><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881562402"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2110355286"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1666395727"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482405803" text:style-name="L25">
          <text:list-item>
            <text:p text:style-name="P68"><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943357139" text:style-name="L26">
          <text:list-item>
            <text:p text:style-name="P69"><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4">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2024043357" text:style-name="L27">
          <text:list-item>
            <text:p text:style-name="P70"><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140372284" text:style-name="L28">
          <text:list-item>
            <text:p text:style-name="P71"><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920077299" text:style-name="L29">
          <text:list-item>
            <text:p text:style-name="P72"><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452707662"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4">3</text:span> in.</text:p>
          </text:list-item>
          <text:list-item>
            <text:p text:style-name="P73">2 g</text:p>
          </text:list-item>
        </text:list>
      </text:section>
      <text:section text:style-name="Sect3" text:name="Section34">
        <text:list xml:id="list33565360" text:continue-numbering="true" text:style-name="L30">
          <text:list-item>
            <text:p text:style-name="P73"><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586303125" text:style-name="L31">
          <text:list-item>
            <text:p text:style-name="P74">122<text:span text:style-name="T2">º</text:span><text:span text:style-name="T15"> F</text:span></text:p>
          </text:list-item>
          <text:list-item>
            <text:p text:style-name="P74">116.6<text:span text:style-name="T2">º</text:span><text:span text:style-name="T15"> F</text:span></text:p>
          </text:list-item>
          <text:list-item>
            <text:p text:style-name="P74">113<text:span text:style-name="T2">º</text:span><text:span text:style-name="T15"> F</text:span></text:p>
          </text:list-item>
          <text:list-item>
            <text:p text:style-name="P74">104<text:span text:style-name="T2">º</text:span><text:span text:style-name="T15"> F</text:span></text:p>
          </text:list-item>
          <text:list-item>
            <text:p text:style-name="P74">98.6<text:span text:style-name="T2">º</text:span><text:span text:style-name="T15"> F</text:span></text:p>
          </text:list-item>
          <text:list-item>
            <text:p text:style-name="P74">89.6<text:span text:style-name="T2">º</text:span><text:span text:style-name="T15"> F</text:span></text:p>
          </text:list-item>
          <text:list-item>
            <text:p text:style-name="P74">86<text:span text:style-name="T2">º</text:span><text:span text:style-name="T15"> F</text:span></text:p>
          </text:list-item>
          <text:list-item>
            <text:p text:style-name="P74">77<text:span text:style-name="T2">º</text:span><text:span text:style-name="T15"> F</text:span></text:p>
          </text:list-item>
          <text:list-item>
            <text:p text:style-name="P74">71.6<text:span text:style-name="T2">º</text:span><text:span text:style-name="T15"> F</text:span></text:p>
          </text:list-item>
          <text:list-item>
            <text:p text:style-name="P74">68<text:span text:style-name="T2">º</text:span><text:span text:style-name="T15"> F</text:span></text:p>
          </text:list-item>
          <text:list-item>
            <text:p text:style-name="P74">64.4<text:span text:style-name="T2">º</text:span><text:span text:style-name="T15"> F</text:span></text:p>
          </text:list-item>
          <text:list-item>
            <text:p text:style-name="P74">59<text:span text:style-name="T2">º</text:span><text:span text:style-name="T15"> F</text:span></text:p>
          </text:list-item>
          <text:list-item>
            <text:p text:style-name="P74">53.6<text:span text:style-name="T2">º</text:span><text:span text:style-name="T15"> F</text:span></text:p>
          </text:list-item>
          <text:list-item>
            <text:p text:style-name="P74">50<text:span text:style-name="T2">º</text:span><text:span text:style-name="T15"> F</text:span></text:p>
          </text:list-item>
          <text:list-item>
            <text:p text:style-name="P74">44.6<text:span text:style-name="T2">º</text:span><text:span text:style-name="T15"> F</text:span></text:p>
          </text:list-item>
          <text:list-item>
            <text:p text:style-name="P74">41<text:span text:style-name="T2">º</text:span><text:span text:style-name="T15"> F</text:span></text:p>
          </text:list-item>
          <text:list-item>
            <text:p text:style-name="P74">35.6<text:span text:style-name="T2">º</text:span><text:span text:style-name="T15"> F</text:span></text:p>
          </text:list-item>
          <text:list-item>
            <text:p text:style-name="P74">32<text:span text:style-name="T2">º</text:span><text:span text:style-name="T15"> F</text:span></text:p>
          </text:list-item>
          <text:list-item>
            <text:p text:style-name="P74">23<text:span text:style-name="T2">º</text:span><text:span text:style-name="T15"> F</text:span></text:p>
          </text:list-item>
          <text:list-item>
            <text:p text:style-name="P74">14<text:span text:style-name="T2">º</text:span><text:span text:style-name="T15"> F</text:span></text:p>
          </text:list-item>
          <text:list-item>
            <text:p text:style-name="P74">-40<text:span text:style-name="T2">º</text:span><text:span text:style-name="T15"> F</text:span></text:p>
          </text:list-item>
          <text:list-item>
            <text:p text:style-name="P74"><text:span text:style-name="T15">37.8</text:span><text:span text:style-name="T2">º</text:span><text:span text:style-name="T15"> C</text:span></text:p>
          </text:list-item>
          <text:list-item>
            <text:p text:style-name="P74"><text:span text:style-name="T15">32.2</text:span><text:span text:style-name="T2">º</text:span><text:span text:style-name="T15"> C</text:span></text:p>
          </text:list-item>
          <text:list-item>
            <text:p text:style-name="P74"><text:span text:style-name="T15">31.7</text:span><text:span text:style-name="T2">º</text:span><text:span text:style-name="T15"> C</text:span></text:p>
          </text:list-item>
          <text:list-item>
            <text:p text:style-name="P74"><text:span text:style-name="T15">27.8</text:span><text:span text:style-name="T2">º</text:span><text:span text:style-name="T15"> C</text:span></text:p>
          </text:list-item>
          <text:list-item>
            <text:p text:style-name="P74"><text:span text:style-name="T15">26.7</text:span><text:span text:style-name="T2">º</text:span><text:span text:style-name="T15"> C</text:span></text:p>
          </text:list-item>
          <text:list-item>
            <text:p text:style-name="P74"><text:span text:style-name="T15">26.1</text:span><text:span text:style-name="T2">º</text:span><text:span text:style-name="T15"> C</text:span></text:p>
          </text:list-item>
          <text:list-item>
            <text:p text:style-name="P74"><text:span text:style-name="T15">23.9</text:span><text:span text:style-name="T2">º</text:span><text:span text:style-name="T15"> C</text:span></text:p>
          </text:list-item>
          <text:list-item>
            <text:p text:style-name="P74"><text:span text:style-name="T15">21.1</text:span><text:span text:style-name="T2">º</text:span><text:span text:style-name="T15"> C</text:span></text:p>
          </text:list-item>
          <text:list-item>
            <text:p text:style-name="P74"><text:span text:style-name="T15">17.2</text:span><text:span text:style-name="T2">º</text:span><text:span text:style-name="T15"> C</text:span></text:p>
          </text:list-item>
          <text:list-item>
            <text:p text:style-name="P74"><text:span text:style-name="T15">15.6</text:span><text:span text:style-name="T2">º</text:span><text:span text:style-name="T15"> C</text:span></text:p>
          </text:list-item>
          <text:list-item>
            <text:p text:style-name="P74"><text:span text:style-name="T15">14.4</text:span><text:span text:style-name="T2">º</text:span><text:span text:style-name="T15"> C</text:span></text:p>
          </text:list-item>
          <text:list-item>
            <text:p text:style-name="P74"><text:span text:style-name="T15">12.8</text:span><text:span text:style-name="T2">º</text:span><text:span text:style-name="T15"> C</text:span></text:p>
          </text:list-item>
          <text:list-item>
            <text:p text:style-name="P74"><text:span text:style-name="T15">7.2</text:span><text:span text:style-name="T2">º</text:span><text:span text:style-name="T15"> C</text:span></text:p>
          </text:list-item>
          <text:list-item>
            <text:p text:style-name="P74"><text:span text:style-name="T15">2.8</text:span><text:span text:style-name="T2">º</text:span><text:span text:style-name="T15"> C</text:span></text:p>
          </text:list-item>
          <text:list-item>
            <text:p text:style-name="P74"><text:span text:style-name="T15">0</text:span><text:span text:style-name="T2">º</text:span><text:span text:style-name="T15"> C</text:span></text:p>
          </text:list-item>
          <text:list-item>
            <text:p text:style-name="P74"><text:span text:style-name="T15">-3.9</text:span><text:span text:style-name="T2">º</text:span><text:span text:style-name="T15"> C</text:span></text:p>
          </text:list-item>
          <text:list-item>
            <text:p text:style-name="P74"><text:span text:style-name="T15">-5.6</text:span><text:span text:style-name="T2">º</text:span><text:span text:style-name="T15"> C</text:span></text:p>
          </text:list-item>
          <text:list-item>
            <text:p text:style-name="P74"><text:span text:style-name="T15">-9.4</text:span><text:span text:style-name="T2">º</text:span><text:span text:style-name="T15"> C</text:span></text:p>
          </text:list-item>
          <text:list-item>
            <text:p text:style-name="P74"><text:span text:style-name="T15">-11.1</text:span><text:span text:style-name="T2">º</text:span><text:span text:style-name="T15"> C</text:span></text:p>
          </text:list-item>
          <text:list-item>
            <text:p text:style-name="P74"><text:span text:style-name="T15">-15</text:span><text:span text:style-name="T2">º</text:span><text:span text:style-name="T15"> C</text:span></text:p>
          </text:list-item>
          <text:list-item>
            <text:p text:style-name="P74"><text:span text:style-name="T15">-17.8</text:span><text:span text:style-name="T2">º</text:span><text:span text:style-name="T15"> C</text:span></text:p>
          </text:list-item>
          <text:list-item>
            <text:p text:style-name="P74"><text:span text:style-name="T15">-20.6</text:span><text:span text:style-name="T2">º</text:span><text:span text:style-name="T15"> C</text:span></text:p>
          </text:list-item>
          <text:list-item>
            <text:p text:style-name="P74"><text:span text:style-name="T15">-25.6</text:span><text:span text:style-name="T2">º</text:span><text:span text:style-name="T15"> C</text:span></text:p>
          </text:list-item>
          <text:list-item>
            <text:p text:style-name="P74"><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813107569" text:style-name="L32">
          <text:list-item>
            <text:p text:style-name="P44">Cold: any temperature not exceeding 46<text:span text:style-name="T2">º</text:span><text:span text:style-name="T15"> F</text:span></text:p>
          </text:list-item>
          <text:list-item>
            <text:p text:style-name="P44">Freezer: -13<text:span text:style-name="T2">º to 14º F</text:span></text:p>
          </text:list-item>
          <text:list-item>
            <text:p text:style-name="P130">Refrigerator: 36º to 46º F</text:p>
          </text:list-item>
          <text:list-item>
            <text:p text:style-name="P130">Cool: 46º to 59º F</text:p>
          </text:list-item>
          <text:list-item>
            <text:p text:style-name="P130">Room temperature: the temperature prevailing in a working area</text:p>
          </text:list-item>
          <text:list-item>
            <text:p text:style-name="P130">Controlled room temperature: 59º to 86º F</text:p>
          </text:list-item>
          <text:list-item>
            <text:p text:style-name="P130">Warm: 86º to 104º F</text:p>
          </text:list-item>
          <text:list-item>
            <text:p text:style-name="P130">Excessive heat: any temperature above 104º F</text:p>
          </text:list-item>
        </text:list>
        <text:p text:style-name="P22">part II</text:p>
        <text:list xml:id="list1193358050" text:style-name="L33">
          <text:list-item>
            <text:p text:style-name="P45">Cold: any temperature not exceeding 8<text:span text:style-name="T2">º</text:span><text:span text:style-name="T15"> C</text:span></text:p>
          </text:list-item>
          <text:list-item>
            <text:p text:style-name="P45">Freezer: -25<text:span text:style-name="T2">º to -10º C</text:span></text:p>
          </text:list-item>
          <text:list-item>
            <text:p text:style-name="P131">Refrigerator: 2º to 8º C</text:p>
          </text:list-item>
          <text:list-item>
            <text:p text:style-name="P131">Cool: 8º to 15º C</text:p>
          </text:list-item>
          <text:list-item>
            <text:p text:style-name="P131">Room temperature: the temperature prevailing in a working area</text:p>
          </text:list-item>
          <text:list-item>
            <text:p text:style-name="P131">Controlled room temperature: 15º to 30º C</text:p>
          </text:list-item>
          <text:list-item>
            <text:p text:style-name="P131">Warm: 30º to 40º C</text:p>
          </text:list-item>
          <text:list-item>
            <text:p text:style-name="P131">Excessive heat: any temperature above 40º C</text:p>
          </text:list-item>
        </text:list>
      </text:section>
      <text:p text:style-name="P4"/>
      <text:section text:style-name="Sect3" text:name="Section37">
        <text:p text:style-name="P4">Worksheet 6-3</text:p>
        <text:list xml:id="list1636344597" text:style-name="L34">
          <text:list-item>
            <text:p text:style-name="P75">266<text:span text:style-name="T3">º F</text:span></text:p>
          </text:list-item>
          <text:list-item>
            <text:p text:style-name="P132">No, it is too warm.</text:p>
          </text:list-item>
          <text:list-item>
            <text:p text:style-name="P132"><text:s/></text:p>
            <text:list>
              <text:list-item>
                <text:p text:style-name="P132">-13º to 14º F</text:p>
              </text:list-item>
              <text:list-item>
                <text:p text:style-name="P132">You will need to calculate this from when it is assigned.</text:p>
              </text:list-item>
            </text:list>
          </text:list-item>
          <text:list-item>
            <text:p text:style-name="P132">148.9º C</text:p>
          </text:list-item>
          <text:list-item>
            <text:p text:style-name="P132">121.1º C</text:p>
          </text:list-item>
          <text:list-item>
            <text:p text:style-name="P132"/>
            <text:list>
              <text:list-item>
                <text:p text:style-name="P132">2.3º C</text:p>
              </text:list-item>
              <text:list-item>
                <text:p text:style-name="P132">3.2º C</text:p>
              </text:list-item>
              <text:list-item>
                <text:p text:style-name="P132">3.9º C</text:p>
              </text:list-item>
              <text:list-item>
                <text:p text:style-name="P132">1.4º C*</text:p>
              </text:list-item>
              <text:list-item>
                <text:p text:style-name="P132">2.7º C</text:p>
              </text:list-item>
              <text:list-item>
                <text:p text:style-name="P132">2.6º C</text:p>
              </text:list-item>
              <text:list-item>
                <text:p text:style-name="P132">3.8º C</text:p>
              </text:list-item>
              <text:list-item>
                <text:p text:style-name="P132">6.6º C</text:p>
              </text:list-item>
              <text:list-item>
                <text:p text:style-name="P132">9.3º C*</text:p>
              </text:list-item>
            </text:list>
          </text:list-item>
        </text:list>
        <text:p text:style-name="P23">1/28 &amp; 2/2 fell outside the safe range</text:p>
        <text:list xml:id="list1026064823" text:continue-numbering="true" text:style-name="L34">
          <text:list-item>
            <text:p text:style-name="P132"/>
            <text:list>
              <text:list-item>
                <text:p text:style-name="P132">4.8º F</text:p>
              </text:list-item>
              <text:list-item>
                <text:p text:style-name="P132"><text:soft-page-break/>8.8º F</text:p>
              </text:list-item>
              <text:list-item>
                <text:p text:style-name="P132">8.2º F</text:p>
              </text:list-item>
              <text:list-item>
                <text:p text:style-name="P132">15.1º F*</text:p>
              </text:list-item>
              <text:list-item>
                <text:p text:style-name="P132">13.1º F</text:p>
              </text:list-item>
              <text:list-item>
                <text:p text:style-name="P132">7.7º F</text:p>
              </text:list-item>
              <text:list-item>
                <text:p text:style-name="P132">3.7º F</text:p>
              </text:list-item>
              <text:list-item>
                <text:p text:style-name="P132">-2.0º F</text:p>
              </text:list-item>
              <text:list-item>
                <text:p text:style-name="P132">-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871993702"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
      <text:section text:style-name="Sect2" text:name="Section39">
        <text:p text:style-name="P4">Worksheet 7-2</text:p>
        <text:list xml:id="list1009146194"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214770161" text:style-name="L37">
          <text:list-item>
            <text:p text:style-name="P78">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8">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477129171" text:style-name="L38">
          <text:list-item>
            <text:p text:style-name="P79"><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79">180, 194.4, or 195 mg</text:p>
          </text:list-item>
          <text:list-item>
            <text:p text:style-name="P79"><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79"><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79"><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text:soft-page-break/>10.8 to 15 mL</text:p>
          </text:list-item>
          <text:list-item>
            <text:p text:style-name="P79">gr ii</text:p>
          </text:list-item>
          <text:list-item>
            <text:p text:style-name="P79">56.8 or 62.2 g</text:p>
          </text:list-item>
          <text:list-item>
            <text:p text:style-name="P79"><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79"><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79">gr iii</text:p>
          </text:list-item>
          <text:list-item>
            <text:p text:style-name="P79"><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606048634"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1436935949"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540625986"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906788119" text:continue-numbering="true" text:style-name="L40">
        <text:list-item>
          <text:p text:style-name="P81">Rx<text:tab/>ASA<text:tab/><text:tab/>648 mg</text:p>
        </text:list-item>
      </text:list>
      <text:p text:style-name="P25">Caffeine<text:tab/>32.4 mg</text:p>
      <text:p text:style-name="P25">Salicylamide<text:tab/>194.4 mg</text:p>
      <text:list xml:id="list440569686"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758240239"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354525365"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2"><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2"><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2"><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684281552"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944651731"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952572728"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537595592"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1827766282"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828365318"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82290772"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848169750"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1706763072"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2010332633"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599425253"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942846447"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1719986361"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1537871865"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437333501"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4">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30483490"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309320331"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6">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289468184"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2146430749"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6">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57488956"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1717750820"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6">or</text:span> 0.6 g metronidazole; 0.6 g silver sulfadiazine; 3 g glycerin; qs 60 g hydrophylic ointment</text:p>
            </text:list-item>
            <text:list-item>
              <text:p text:style-name="P102">2.27 mL <text:span text:style-name="T16">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560825200" text:style-name="L62">
          <text:list-item>
            <text:p text:style-name="P46">$19.84 </text:p>
          </text:list-item>
          <text:list-item>
            <text:p text:style-name="P46">$33.59 </text:p>
          </text:list-item>
          <text:list-item>
            <text:p text:style-name="P46"><text:soft-page-break/>$33.80 </text:p>
          </text:list-item>
          <text:list-item>
            <text:p text:style-name="P46">$78.92 </text:p>
          </text:list-item>
          <text:list-item>
            <text:p text:style-name="P46">$38.53 </text:p>
          </text:list-item>
          <text:list-item>
            <text:p text:style-name="P46">$43.04 </text:p>
          </text:list-item>
          <text:list-item>
            <text:p text:style-name="P46">$30.91 </text:p>
          </text:list-item>
          <text:list-item>
            <text:p text:style-name="P46">$46.45 </text:p>
          </text:list-item>
          <text:list-item>
            <text:p text:style-name="P46">$20.52 </text:p>
          </text:list-item>
          <text:list-item>
            <text:p text:style-name="P46">$34.18</text:p>
          </text:list-item>
        </text:list>
      </text:section>
      <text:p text:style-name="P4"/>
      <text:section text:style-name="Sect2" text:name="Section59">
        <text:p text:style-name="P4">Worksheet 13-2 </text:p>
        <text:list xml:id="list846171599" text:style-name="L63">
          <text:list-item>
            <text:p text:style-name="P47">$83.21 </text:p>
          </text:list-item>
          <text:list-item>
            <text:p text:style-name="P47">$38.69 </text:p>
          </text:list-item>
          <text:list-item>
            <text:p text:style-name="P47">$29.95 </text:p>
          </text:list-item>
          <text:list-item>
            <text:p text:style-name="P47">$21.19 </text:p>
          </text:list-item>
          <text:list-item>
            <text:p text:style-name="P47">$25.03 </text:p>
          </text:list-item>
          <text:list-item>
            <text:p text:style-name="P47">$56.51 </text:p>
          </text:list-item>
          <text:list-item>
            <text:p text:style-name="P47">$19.92 </text:p>
          </text:list-item>
          <text:list-item>
            <text:p text:style-name="P47">$38.12 </text:p>
          </text:list-item>
          <text:list-item>
            <text:p text:style-name="P47">$27.41 </text:p>
          </text:list-item>
          <text:list-item>
            <text:p text:style-name="P47">$13.98</text:p>
          </text:list-item>
        </text:list>
      </text:section>
      <text:p text:style-name="P4"/>
      <text:section text:style-name="Sect2" text:name="Section60">
        <text:p text:style-name="P4">Worksheet 13-3</text:p>
        <text:list xml:id="list739200296" text:style-name="L64">
          <text:list-item>
            <text:p text:style-name="P48">$34.49</text:p>
          </text:list-item>
          <text:list-item>
            <text:p text:style-name="P48">$32.76</text:p>
          </text:list-item>
          <text:list-item>
            <text:p text:style-name="P48">$14.55</text:p>
          </text:list-item>
          <text:list-item>
            <text:p text:style-name="P48">$17.50</text:p>
          </text:list-item>
          <text:list-item>
            <text:p text:style-name="P48">$96.92</text:p>
          </text:list-item>
          <text:list-item>
            <text:p text:style-name="P48">$71.95</text:p>
          </text:list-item>
          <text:list-item>
            <text:p text:style-name="P48">$39.71</text:p>
          </text:list-item>
          <text:list-item>
            <text:p text:style-name="P48">$34.35</text:p>
          </text:list-item>
          <text:list-item>
            <text:p text:style-name="P48">$21.76</text:p>
          </text:list-item>
          <text:list-item>
            <text:p text:style-name="P48">$194.50</text:p>
          </text:list-item>
        </text:list>
      </text:section>
      <text:p text:style-name="P4"/>
      <text:section text:style-name="Sect2" text:name="Section61">
        <text:p text:style-name="P4">Worksheet 13-4</text:p>
        <text:list xml:id="list1025261223" text:style-name="L65">
          <text:list-item>
            <text:p text:style-name="P49">$36.23</text:p>
          </text:list-item>
          <text:list-item>
            <text:p text:style-name="P49">$17.18 or $17.29</text:p>
          </text:list-item>
          <text:list-item>
            <text:p text:style-name="P49">$110.15</text:p>
          </text:list-item>
          <text:list-item>
            <text:p text:style-name="P49">$23.79</text:p>
          </text:list-item>
          <text:list-item>
            <text:p text:style-name="P49">$14.03</text:p>
          </text:list-item>
          <text:list-item>
            <text:p text:style-name="P49">$23.27</text:p>
          </text:list-item>
          <text:list-item>
            <text:p text:style-name="P49">$20.83</text:p>
          </text:list-item>
          <text:list-item>
            <text:p text:style-name="P49">$21.83</text:p>
          </text:list-item>
          <text:list-item>
            <text:p text:style-name="P49">$11.23</text:p>
          </text:list-item>
          <text:list-item>
            <text:p text:style-name="P49">$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693740175" text:style-name="L66">
          <text:list-item>
            <text:p text:style-name="P50">5 boxes</text:p>
          </text:list-item>
          <text:list-item>
            <text:p text:style-name="P50">0 bottles</text:p>
          </text:list-item>
          <text:list-item>
            <text:p text:style-name="P50">1 bottle</text:p>
          </text:list-item>
          <text:list-item>
            <text:p text:style-name="P50">41 bottles</text:p>
          </text:list-item>
          <text:list-item>
            <text:p text:style-name="P50">0 bottles</text:p>
          </text:list-item>
          <text:list-item>
            <text:p text:style-name="P50">5 bottles</text:p>
          </text:list-item>
          <text:list-item>
            <text:p text:style-name="P50">0 bottle</text:p>
          </text:list-item>
          <text:list-item>
            <text:p text:style-name="P50">3 bottles</text:p>
          </text:list-item>
          <text:list-item>
            <text:p text:style-name="P50">6 bottles</text:p>
          </text:list-item>
          <text:list-item>
            <text:p text:style-name="P50">7 bottles</text:p>
          </text:list-item>
          <text:list-item>
            <text:p text:style-name="P50">4 bottles</text:p>
          </text:list-item>
          <text:list-item>
            <text:p text:style-name="P50">6 bottles</text:p>
          </text:list-item>
          <text:list-item>
            <text:p text:style-name="P50">0 bottles</text:p>
          </text:list-item>
          <text:list-item>
            <text:p text:style-name="P50">6 bottles</text:p>
          </text:list-item>
          <text:list-item>
            <text:p text:style-name="P50">0 bottles</text:p>
          </text:list-item>
          <text:list-item>
            <text:p text:style-name="P50">11.5 turnovers annually</text:p>
          </text:list-item>
          <text:list-item>
            <text:p text:style-name="P50">12 turnovers annually</text:p>
          </text:list-item>
          <text:list-item>
            <text:p text:style-name="P50">12.5 turnovers annually</text:p>
          </text:list-item>
          <text:list-item>
            <text:p text:style-name="P50">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0">Most pharmacies use wholesalers to simplify their ordering process.</text:p>
          </text:list-item>
          <text:list-item>
            <text:p text:style-name="P50">Schedule III – V medications may be ordered with the rest of the pharmacy's drug ordered.</text:p>
          </text:list-item>
          <text:list-item>
            <text:p text:style-name="P50">Schedule II medications are ordered via a DEA 222 order form using either a triplicate paper form, or through CSOS enabled software.</text:p>
          </text:list-item>
          <text:list-item>
            <text:p text:style-name="P50">The pharmacist and the vendor should be notified immediately.</text:p>
          </text:list-item>
          <text:list-item>
            <text:p text:style-name="P50">Pharmacists are required <text:soft-page-break/>to check in controlled substances, although a technician may do so under the direct supervision of a pharmacist.</text:p>
          </text:list-item>
        </text:list>
      </text:section>
      <text:p text:style-name="P4"/>
      <text:p text:style-name="P4">Worksheet 14-3</text:p>
      <text:list xml:id="list1723921364" text:style-name="L67">
        <text:list-item>
          <text:p text:style-name="P52">Environmental considerations include proper temperature, ventilation, humidity, light and sanitation.</text:p>
        </text:list-item>
        <text:list-item>
          <text:p text:style-name="P52">Freezer: -25° to -10° C (-13° to 14° F); Refrigerator: 2° to 8° C (36° to 46° F); Controlled room temperature: 15° to 30° C (59° to 86° F)</text:p>
        </text:list-item>
        <text:list-item>
          <text:p text:style-name="P52">More than 200 medications are considered light sensitive.</text:p>
        </text:list-item>
        <text:list-item>
          <text:p text:style-name="P52">It breaks down into cyanide.</text:p>
        </text:list-item>
        <text:list-item>
          <text:p text:style-name="P52">The state board of pharmacy sets sanitation standards.</text:p>
        </text:list-item>
        <text:list-item>
          <text:p text:style-name="P52">A legend drug is a medication that requires a prescription and only “authorized personnel” should have access to it.</text:p>
        </text:list-item>
        <text:list-item>
          <text:p text:style-name="P52">Schedule III – V medications must either be stored in a secured vault or be distributed throughout the pharmacy stock.</text:p>
        </text:list-item>
        <text:list-item>
          <text:p text:style-name="P52">Schedule II medications must also <text:s/>either be stored in a secured vault or be distributed throughout the pharmacy stock; although, some states specifically require Schedule II medications to be stored in a secured vault.</text:p>
        </text:list-item>
        <text:list-item>
          <text:p text:style-name="P5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2">10/31/2020</text:p>
        </text:list-item>
      </text:list>
      <text:p text:style-name="P5"/>
      <text:section text:style-name="Sect2" text:name="Section64">
        <text:p text:style-name="P5">Worksheet 14-4</text:p>
        <text:list xml:id="list1215606259" text:style-name="L68">
          <text:list-item>
            <text:p text:style-name="P53">$14.97</text:p>
          </text:list-item>
          <text:list-item>
            <text:p text:style-name="P53">$37.41</text:p>
          </text:list-item>
          <text:list-item>
            <text:p text:style-name="P53">$105.60</text:p>
          </text:list-item>
          <text:list-item>
            <text:p text:style-name="P53">$269.70</text:p>
          </text:list-item>
          <text:list-item>
            <text:p text:style-name="P53">$361.41</text:p>
          </text:list-item>
          <text:list-item>
            <text:p text:style-name="P53">$82.50</text:p>
          </text:list-item>
          <text:list-item>
            <text:p text:style-name="P53">$205.50</text:p>
          </text:list-item>
          <text:list-item>
            <text:p text:style-name="P53">$460.50</text:p>
          </text:list-item>
          <text:list-item>
            <text:p text:style-name="P53">$201.36</text:p>
          </text:list-item>
          <text:list-item>
            <text:p text:style-name="P53">$381.90</text:p>
          </text:list-item>
          <text:list-item>
            <text:p text:style-name="P53">$44.63</text:p>
          </text:list-item>
          <text:list-item>
            <text:p text:style-name="P53">$207.73</text:p>
          </text:list-item>
          <text:list-item>
            <text:p text:style-name="P53">$341.60</text:p>
          </text:list-item>
          <text:list-item>
            <text:p text:style-name="P53">$284.38</text:p>
          </text:list-item>
          <text:list-item>
            <text:p text:style-name="P53">$330.66</text:p>
          </text:list-item>
          <text:list-item>
            <text:p text:style-name="P53">$236.60</text:p>
          </text:list-item>
          <text:list-item>
            <text:p text:style-name="P53">$348.97</text:p>
          </text:list-item>
          <text:list-item>
            <text:p text:style-name="P53">$362.83</text:p>
          </text:list-item>
          <text:list-item>
            <text:p text:style-name="P53">$370.39</text:p>
          </text:list-item>
          <text:list-item>
            <text:p text:style-name="P53">$826.88</text:p>
          </text:list-item>
          <text:list-item>
            <text:p text:style-name="P53">$18.50</text:p>
          </text:list-item>
          <text:list-item>
            <text:p text:style-name="P53">$25.25</text:p>
          </text:list-item>
          <text:list-item>
            <text:p text:style-name="P53">$18.50</text:p>
          </text:list-item>
          <text:list-item>
            <text:p text:style-name="P53">$153.50</text:p>
          </text:list-item>
          <text:list-item>
            <text:p text:style-name="P53">$9.50</text:p>
          </text:list-item>
          <text:list-item>
            <text:p text:style-name="P53">$14.22</text:p>
          </text:list-item>
          <text:list-item>
            <text:p text:style-name="P53">$35.54</text:p>
          </text:list-item>
          <text:list-item>
            <text:p text:style-name="P53">$100.32</text:p>
          </text:list-item>
          <text:list-item>
            <text:p text:style-name="P53">$256.22</text:p>
          </text:list-item>
          <text:list-item>
            <text:p text:style-name="P53">$343.34</text:p>
          </text:list-item>
          <text:list-item>
            <text:p text:style-name="P53">$78.38</text:p>
          </text:list-item>
          <text:list-item>
            <text:p text:style-name="P53">$195.23</text:p>
          </text:list-item>
          <text:list-item>
            <text:p text:style-name="P53">$437.48</text:p>
          </text:list-item>
          <text:list-item>
            <text:p text:style-name="P53">$191.29</text:p>
          </text:list-item>
          <text:list-item>
            <text:p text:style-name="P53">$362.81</text:p>
          </text:list-item>
          <text:list-item>
            <text:p text:style-name="P53">$40.17</text:p>
          </text:list-item>
          <text:list-item>
            <text:p text:style-name="P53">$186.96</text:p>
          </text:list-item>
          <text:list-item>
            <text:p text:style-name="P53">$307.44</text:p>
          </text:list-item>
          <text:list-item>
            <text:p text:style-name="P53">$255.94</text:p>
          </text:list-item>
          <text:list-item>
            <text:p text:style-name="P53">$297.59</text:p>
          </text:list-item>
          <text:list-item>
            <text:p text:style-name="P53">$212.94</text:p>
          </text:list-item>
          <text:list-item>
            <text:p text:style-name="P53">$314.07</text:p>
          </text:list-item>
          <text:list-item>
            <text:p text:style-name="P53">$326.55</text:p>
          </text:list-item>
          <text:list-item>
            <text:p text:style-name="P53">$333.35</text:p>
          </text:list-item>
          <text:list-item>
            <text:p text:style-name="P53">$744.19</text:p>
          </text:list-item>
          <text:list-item>
            <text:p text:style-name="P53">20%</text:p>
          </text:list-item>
          <text:list-item>
            <text:p text:style-name="P53">$16.99</text:p>
          </text:list-item>
          <text:list-item>
            <text:p text:style-name="P53">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3">$5,225</text:p>
          </text:list-item>
          <text:list-item>
            <text:p text:style-name="P53">$7.64</text:p>
          </text:list-item>
          <text:list-item>
            <text:p text:style-name="P53">$16,200</text:p>
          </text:list-item>
        </text:list>
      </text:section>
      <text:p text:style-name="P5"/>
      <text:section text:style-name="Sect3" text:name="Section65">
        <text:p text:style-name="P5">Worksheet 14-5</text:p>
        <text:list xml:id="list998960573" text:style-name="L69">
          <text:list-item>
            <text:p text:style-name="P54">$18.95 gross profit; $13.95net profit</text:p>
          </text:list-item>
          <text:list-item>
            <text:p text:style-name="P54">$23.63 gross profit; $18.63 net profit</text:p>
          </text:list-item>
          <text:list-item>
            <text:p text:style-name="P54">$6.45 gross profit; $1.45 net profit</text:p>
          </text:list-item>
          <text:list-item>
            <text:p text:style-name="P54">$41.03 gross profit; $36.03 net profit</text:p>
          </text:list-item>
          <text:list-item>
            <text:p text:style-name="P54">$8.83 gross profit; $3.83 net profit</text:p>
          </text:list-item>
          <text:list-item>
            <text:p text:style-name="P54">$7.53 gross profit; $2.53 net profit</text:p>
          </text:list-item>
          <text:list-item>
            <text:p text:style-name="P54">$24.01 gross profit; $19.01 net profit</text:p>
          </text:list-item>
          <text:list-item>
            <text:p text:style-name="P54"><text:soft-page-break/>$5.44 gross profit; $0.44 net profit</text:p>
          </text:list-item>
          <text:list-item>
            <text:p text:style-name="P54">$80.33 gross profit; $75.33 net profit</text:p>
          </text:list-item>
          <text:list-item>
            <text:p text:style-name="P54">$102.22 gross profit; $97.22 net profit</text:p>
          </text:list-item>
          <text:list-item>
            <text:p text:style-name="P54">$103.43 gross profit; $98.43 net profit</text:p>
          </text:list-item>
          <text:list-item>
            <text:p text:style-name="P54">$44.12 gross profit; $39.12 net profit</text:p>
          </text:list-item>
          <text:list-item>
            <text:p text:style-name="P54">$29.15 gross profit; $24.15 net profit</text:p>
          </text:list-item>
          <text:list-item>
            <text:p text:style-name="P54">$11.77 gross profit; $6.77 net profit</text:p>
          </text:list-item>
          <text:list-item>
            <text:p text:style-name="P54">$106.06 gross profit; $101.06 net profit</text:p>
          </text:list-item>
          <text:list-item>
            <text:p text:style-name="P54">$4.92 gross profit; $0.08 net loss</text:p>
          </text:list-item>
          <text:list-item>
            <text:p text:style-name="P54">$9.43 gross profit; $4.43 net profit</text:p>
          </text:list-item>
          <text:list-item>
            <text:p text:style-name="P54">$27.17 gross profit; $22.17 net profit</text:p>
          </text:list-item>
          <text:list-item>
            <text:p text:style-name="P54">$4.26 gross profit; $0.74 net loss</text:p>
          </text:list-item>
          <text:list-item>
            <text:p text:style-name="P54">$3.97 gross profit; $1.03 net loss</text:p>
          </text:list-item>
          <text:list-item>
            <text:p text:style-name="P54">$18.95 gross profit; $13.95 net profit</text:p>
          </text:list-item>
          <text:list-item>
            <text:p text:style-name="P54">$23.63 gross profit; $18.63 net profit</text:p>
          </text:list-item>
          <text:list-item>
            <text:p text:style-name="P54">$6.45 gross profit; $2.95 net profit</text:p>
          </text:list-item>
          <text:list-item>
            <text:p text:style-name="P54">$41.03 gross profit; $33.53 net profit</text:p>
          </text:list-item>
          <text:list-item>
            <text:p text:style-name="P54">$8.83 gross profit; $5.33 net profit</text:p>
          </text:list-item>
          <text:list-item>
            <text:p text:style-name="P54">$7.53 gross profit; $4.03 net profit</text:p>
          </text:list-item>
          <text:list-item>
            <text:p text:style-name="P54">$24.01 gross profit; $19.01 net profit</text:p>
          </text:list-item>
          <text:list-item>
            <text:p text:style-name="P54">$5.44 gross profit; $1.94 net profit</text:p>
          </text:list-item>
          <text:list-item>
            <text:p text:style-name="P54">$80.33 gross profit; $72.83 net profit</text:p>
          </text:list-item>
          <text:list-item>
            <text:p text:style-name="P54">$102.22 gross profit; $94.72 net profit</text:p>
          </text:list-item>
          <text:list-item>
            <text:p text:style-name="P54">$103.43 gross profit; $95.93 net profit</text:p>
          </text:list-item>
          <text:list-item>
            <text:p text:style-name="P54">$44.12 gross profit; $36.62 net profit</text:p>
          </text:list-item>
          <text:list-item>
            <text:p text:style-name="P54">$29.15 gross profit; $24.15 net profit</text:p>
          </text:list-item>
          <text:list-item>
            <text:p text:style-name="P54">$11.77 gross profit; $8.27 net profit</text:p>
          </text:list-item>
          <text:list-item>
            <text:p text:style-name="P54">$106.06 gross profit; $98.56 net profit</text:p>
          </text:list-item>
          <text:list-item>
            <text:p text:style-name="P54">$4.92 gross profit; $1.42 net profit</text:p>
          </text:list-item>
          <text:list-item>
            <text:p text:style-name="P54">$9.43 gross profit; $5.93 net profit</text:p>
          </text:list-item>
          <text:list-item>
            <text:p text:style-name="P54">$27.17 gross profit; $22.17 net profit</text:p>
          </text:list-item>
          <text:list-item>
            <text:p text:style-name="P54">$4.26 gross profit; $0.76 net profit</text:p>
          </text:list-item>
          <text:list-item>
            <text:p text:style-name="P54">$3.97 gross profit; $0.47 net profit</text:p>
          </text:list-item>
        </text:list>
      </text:section>
      <text:p text:style-name="P5"/>
      <text:section text:style-name="Sect2" text:name="Section66">
        <text:p text:style-name="P5">Worksheet 14-6</text:p>
        <text:list xml:id="list158061225" text:style-name="L70">
          <text:list-item>
            <text:p text:style-name="P55">$30.47</text:p>
          </text:list-item>
          <text:list-item>
            <text:p text:style-name="P55">$39.52</text:p>
          </text:list-item>
          <text:list-item>
            <text:p text:style-name="P55">$7.50</text:p>
          </text:list-item>
          <text:list-item>
            <text:p text:style-name="P55">$68.33</text:p>
          </text:list-item>
          <text:list-item>
            <text:p text:style-name="P55">$7.50</text:p>
          </text:list-item>
          <text:list-item>
            <text:p text:style-name="P55">$11.29</text:p>
          </text:list-item>
          <text:list-item>
            <text:p text:style-name="P55">$26.24</text:p>
          </text:list-item>
          <text:list-item>
            <text:p text:style-name="P55">$7.26</text:p>
          </text:list-item>
          <text:list-item>
            <text:p text:style-name="P55">$144.30</text:p>
          </text:list-item>
          <text:list-item>
            <text:p text:style-name="P55">$186.63</text:p>
          </text:list-item>
          <text:list-item>
            <text:p text:style-name="P55">$188.80</text:p>
          </text:list-item>
          <text:list-item>
            <text:p text:style-name="P55">$74.29</text:p>
          </text:list-item>
          <text:list-item>
            <text:p text:style-name="P55">$11.91</text:p>
          </text:list-item>
          <text:list-item>
            <text:p text:style-name="P55">$19.51</text:p>
          </text:list-item>
          <text:list-item>
            <text:p text:style-name="P55">$194.05</text:p>
          </text:list-item>
          <text:list-item>
            <text:p text:style-name="P55">$6.26</text:p>
          </text:list-item>
          <text:list-item>
            <text:p text:style-name="P55">$14.95</text:p>
          </text:list-item>
          <text:list-item>
            <text:p text:style-name="P55">$46.36</text:p>
          </text:list-item>
          <text:list-item>
            <text:p text:style-name="P55">$5.06</text:p>
          </text:list-item>
          <text:list-item>
            <text:p text:style-name="P55">$4.41</text:p>
          </text:list-item>
          <text:list-item>
            <text:p text:style-name="P55">Fred's Pharmacy lost $121 last month on Senile Sally.</text:p>
          </text:list-item>
          <text:list-item>
            <text:p text:style-name="P55"><text:s/></text:p>
            <text:list>
              <text:list-item>
                <text:p text:style-name="P55">$2,750.00</text:p>
              </text:list-item>
              <text:list-item>
                <text:p text:style-name="P55">$847.37</text:p>
              </text:list-item>
              <text:list-item>
                <text:p text:style-name="P55">$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480633434"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1329060812"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33">40% markup</text:p>
          </text:list-item>
          <text:list-item>
            <text:p text:style-name="P133">$18.48</text:p>
          </text:list-item>
          <text:list-item>
            <text:p text:style-name="P133">3%</text:p>
          </text:list-item>
          <text:list-item>
            <text:p text:style-name="P133">$6,175.00</text:p>
          </text:list-item>
          <text:list-item>
            <text:p text:style-name="P133">$4.50</text:p>
          </text:list-item>
          <text:list-item>
            <text:p text:style-name="P133">$17,820.00</text:p>
          </text:list-item>
          <text:list-item>
            <text:p text:style-name="P133">$20.95 gross profit; $15.95 net profit</text:p>
          </text:list-item>
          <text:list-item>
            <text:p text:style-name="P133">$25.63 gross profit; $20.63 net profit</text:p>
          </text:list-item>
          <text:list-item>
            <text:p text:style-name="P133">$7.01 gross profit; $2.01 net profit</text:p>
          </text:list-item>
          <text:list-item>
            <text:p text:style-name="P133">$44.03 gross profit; $39.03 net profit</text:p>
          </text:list-item>
          <text:list-item>
            <text:p text:style-name="P133">$9.73 gross profit; $4.73 net profit</text:p>
          </text:list-item>
          <text:list-item>
            <text:p text:style-name="P133">$8.13 gross profit; $3.13 net profit</text:p>
          </text:list-item>
          <text:list-item>
            <text:p text:style-name="P133">$132.50</text:p>
          </text:list-item>
          <text:list-item>
            <text:p text:style-name="P133">$39.52</text:p>
          </text:list-item>
          <text:list-item>
            <text:p text:style-name="P133">$11.66</text:p>
          </text:list-item>
          <text:list-item>
            <text:p text:style-name="P133">$68.12</text:p>
          </text:list-item>
          <text:list-item>
            <text:p text:style-name="P133">$10.89</text:p>
          </text:list-item>
          <text:list-item>
            <text:p text:style-name="P133">$21.25 profit</text:p>
          </text:list-item>
          <text:list-item>
            <text:p text:style-name="P133">$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817917751"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1400860139"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1842231378" text:style-name="L75">
          <text:list-item>
            <text:p text:style-name="P134">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4">d c p e i l k b a o n j h g m f</text:p>
          </text:list-item>
          <text:list-item>
            <text:p text:style-name="P134">inhalation and ophthalmic</text:p>
          </text:list-item>
          <text:list-item>
            <text:p text:style-name="P134">sterile, free of visible particulate material, pyrogen-free, stable for intended use, a pH similar to that of human blood, isotonic</text:p>
          </text:list-item>
          <text:list-item>
            <text:p text:style-name="P134">2.5 mL</text:p>
          </text:list-item>
          <text:list-item>
            <text:p text:style-name="P134">0.15 mL</text:p>
          </text:list-item>
          <text:list-item>
            <text:p text:style-name="P134"/>
            <text:list>
              <text:list-item>
                <text:p text:style-name="P134">12.5 mL</text:p>
              </text:list-item>
              <text:list-item>
                <text:p text:style-name="P134">1.5 mL</text:p>
              </text:list-item>
              <text:list-item>
                <text:p text:style-name="P134">21 mL</text:p>
              </text:list-item>
              <text:list-item>
                <text:p text:style-name="P134">31.25 mL</text:p>
              </text:list-item>
              <text:list-item>
                <text:p text:style-name="P134">0.3 mL</text:p>
              </text:list-item>
              <text:list-item>
                <text:p text:style-name="P134">0.5 mL</text:p>
              </text:list-item>
              <text:list-item>
                <text:p text:style-name="P134">4 mL</text:p>
              </text:list-item>
            </text:list>
          </text:list-item>
          <text:list-item>
            <text:p text:style-name="P134">The syringe should be marked at 2 mL</text:p>
          </text:list-item>
          <text:list-item>
            <text:p text:style-name="P134">5 mL</text:p>
          </text:list-item>
          <text:list-item>
            <text:p text:style-name="P134">3 mL</text:p>
          </text:list-item>
          <text:list-item>
            <text:p text:style-name="P134">100 mg</text:p>
          </text:list-item>
          <text:list-item>
            <text:p text:style-name="P134"><text:soft-page-break/>250,000 u/mL = 26 mL; 500,000 u/mL = 13 mL; 1,000,000 u/m/L = 6.5 mL</text:p>
          </text:list-item>
          <text:list-item>
            <text:p text:style-name="P134">Both syringes should be marked at 16 mL.</text:p>
          </text:list-item>
        </text:list>
      </text:section>
      <text:p text:style-name="P5"/>
      <text:p text:style-name="P6">Chapter 16 - Insulin</text:p>
      <text:p text:style-name="P5"/>
      <text:section text:style-name="Sect3" text:name="Section71">
        <text:p text:style-name="P5">Worksheet 16-1</text:p>
        <text:list xml:id="list473775259"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1062840556" text:continue-numbering="true" text:style-name="L76">
        <text:list-item>
          <text:p text:style-name="P137">The clear rapid or short-acting insulin is actually drawn into the syringe prior to adding the cloudy isophane (NPH) insulin.</text:p>
        </text:list-item>
        <text:list-item>
          <text:p text:style-name="P139"><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57316683"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1020 <text:span text:style-name="T10">mg monobasic potassium phosphate (KH</text:span><text:span text:style-name="T12">2</text:span><text:span text:style-name="T10">PO</text:span><text:span text:style-name="T12">4</text:span><text:span text:style-name="T10">)</text:span></text:p>
              </text:list-item>
              <text:list-item>
                <text:p text:style-name="P109">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1900097024"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1297519883"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40"><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1739654630"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1738520884"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text:soft-page-break/>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725036362"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510592303"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4">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1286598471"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90999454" text:style-name="L85">
          <text:list-item>
            <text:p text:style-name="P117">6 g precipitated sulfur; 1.2 g salicylic acid; 52.8 g hydrophilic ointment </text:p>
          </text:list-item>
          <text:list-item>
            <text:p text:style-name="P117">45.4 g precipitated sulfur; 9.08 g salicylic acid; <text:soft-page-break/>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923500678"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6">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1292656836"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ext:soft-page-break/>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375894659"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1188543736"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267178811" text:style-name="L90">
          <text:list-item>
            <text:p text:style-name="P122">100 mL/hr</text:p>
          </text:list-item>
          <text:list-item>
            <text:p text:style-name="P122">104 mL/hr</text:p>
          </text:list-item>
          <text:list-item>
            <text:p text:style-name="P122">120 mL/hr</text:p>
          </text:list-item>
          <text:list-item>
            <text:p text:style-name="P122">120 mL/hr</text:p>
          </text:list-item>
          <text:list-item>
            <text:p text:style-name="P122"><text:s/></text:p>
            <text:list>
              <text:list-item>
                <text:p text:style-name="P122"><text:soft-page-break/>750 mL/hr</text:p>
              </text:list-item>
              <text:list-item>
                <text:p text:style-name="P122">3 bags</text:p>
              </text:list-item>
            </text:list>
          </text:list-item>
          <text:list-item>
            <text:p text:style-name="P122"><text:s/></text:p>
            <text:list>
              <text:list-item>
                <text:p text:style-name="P122">23 hours 48 minutes</text:p>
              </text:list-item>
              <text:list-item>
                <text:p text:style-name="P122">42 gtt/min</text:p>
              </text:list-item>
            </text:list>
          </text:list-item>
          <text:list-item>
            <text:p text:style-name="P122">125 mL/hr</text:p>
          </text:list-item>
          <text:list-item>
            <text:p text:style-name="P122">175 mL</text:p>
          </text:list-item>
          <text:list-item>
            <text:p text:style-name="P122"><text:s/></text:p>
            <text:list>
              <text:list-item>
                <text:p text:style-name="P122">5 bags</text:p>
              </text:list-item>
              <text:list-item>
                <text:p text:style-name="P122">bag 1 – 0900 on Saturday; bag 2 – 1400 on Saturday; bag 3 – 1900 on Saturday; bag 4 – 0000 on Sunday; bag 5 – 0500 on Sunday</text:p>
              </text:list-item>
            </text:list>
          </text:list-item>
          <text:list-item>
            <text:p text:style-name="P122">42 gtt/min</text:p>
          </text:list-item>
          <text:list-item>
            <text:p text:style-name="P122">1800</text:p>
          </text:list-item>
          <text:list-item>
            <text:p text:style-name="P122"><text:s/></text:p>
            <text:list>
              <text:list-item>
                <text:p text:style-name="P122">96 mL</text:p>
              </text:list-item>
              <text:list-item>
                <text:p text:style-name="P122">19.2 mL/hr</text:p>
              </text:list-item>
              <text:list-item>
                <text:p text:style-name="P122">21 hours</text:p>
              </text:list-item>
            </text:list>
          </text:list-item>
          <text:list-item>
            <text:p text:style-name="P122"><text:s/></text:p>
            <text:list>
              <text:list-item>
                <text:p text:style-name="P122">375 mg</text:p>
              </text:list-item>
              <text:list-item>
                <text:p text:style-name="P122">8 vials</text:p>
              </text:list-item>
              <text:list-item>
                <text:p text:style-name="P122">75 mL of amphotericin B lipid complex; 300 mL of D5W</text:p>
              </text:list-item>
              <text:list-item>
                <text:p text:style-name="P122">187.5 mL/hr</text:p>
              </text:list-item>
              <text:list-item>
                <text:p text:style-name="P122">2 hours</text:p>
              </text:list-item>
              <text:list-item>
                <text:p text:style-name="P122">63 gtt/min</text:p>
              </text:list-item>
            </text:list>
          </text:list-item>
          <text:list-item>
            <text:p text:style-name="P122"><text:s/></text:p>
            <text:list>
              <text:list-item>
                <text:p text:style-name="P122">3.15 mL/hr</text:p>
              </text:list-item>
              <text:list-item>
                <text:p text:style-name="P122">75.6 mL/day</text:p>
              </text:list-item>
            </text:list>
          </text:list-item>
          <text:list-item>
            <text:p text:style-name="P122"><text:s/></text:p>
            <text:list>
              <text:list-item>
                <text:p text:style-name="P122">send 3 bags initially</text:p>
              </text:list-item>
              <text:list-item>
                <text:p text:style-name="P122">2 full bags and a partial bag with 2000 mL left</text:p>
              </text:list-item>
              <text:list-item>
                <text:p text:style-name="P122">no additional bags need to be sent</text:p>
              </text:list-item>
            </text:list>
          </text:list-item>
        </text:list>
      </text:section>
      <text:p text:style-name="P5"/>
      <text:section text:style-name="Sect2" text:name="Section86">
        <text:p text:style-name="P5">Worksheet 24-2</text:p>
        <text:list xml:id="list408958489" text:style-name="L91">
          <text:list-item>
            <text:p text:style-name="P123">150 mL/hr</text:p>
          </text:list-item>
          <text:list-item>
            <text:p text:style-name="P123"><text:s/></text:p>
            <text:list>
              <text:list-item>
                <text:p text:style-name="P123">200 mL/hr</text:p>
              </text:list-item>
              <text:list-item>
                <text:p text:style-name="P123">33 gtt/min</text:p>
              </text:list-item>
            </text:list>
          </text:list-item>
          <text:list-item>
            <text:p text:style-name="P123"><text:s/></text:p>
            <text:list>
              <text:list-item>
                <text:p text:style-name="P123">156.25 mL/hr</text:p>
              </text:list-item>
              <text:list-item>
                <text:p text:style-name="P123">26 gtt/min</text:p>
              </text:list-item>
            </text:list>
          </text:list-item>
          <text:list-item>
            <text:p text:style-name="P123">90 mL/hr</text:p>
          </text:list-item>
          <text:list-item>
            <text:p text:style-name="P123">100 mL/hr</text:p>
          </text:list-item>
          <text:list-item>
            <text:p text:style-name="P123">20 gtt/min</text:p>
          </text:list-item>
          <text:list-item>
            <text:p text:style-name="P123"><text:s/></text:p>
            <text:list>
              <text:list-item>
                <text:p text:style-name="P123">8 hours 20 minutes</text:p>
              </text:list-item>
              <text:list-item>
                <text:p text:style-name="P123">30 gtt/min</text:p>
              </text:list-item>
            </text:list>
          </text:list-item>
          <text:list-item>
            <text:p text:style-name="P123">2.5 mEq KCl/hr</text:p>
          </text:list-item>
          <text:list-item>
            <text:p text:style-name="P123">280 mL</text:p>
          </text:list-item>
          <text:list-item>
            <text:p text:style-name="P123">972 mL/hr</text:p>
          </text:list-item>
          <text:list-item>
            <text:p text:style-name="P123">48 minutes</text:p>
          </text:list-item>
          <text:list-item>
            <text:p text:style-name="P123"><text:s/></text:p>
            <text:list>
              <text:list-item>
                <text:p text:style-name="P123">3 bags</text:p>
              </text:list-item>
              <text:list-item>
                <text:p text:style-name="P123">bag 1 – 1100 on day 1; bag 2 – 1900 on day 1; bag 3 – 0300 on day 2</text:p>
              </text:list-item>
              <text:list-item>
                <text:p text:style-name="P123">21 gtt/min</text:p>
              </text:list-item>
            </text:list>
          </text:list-item>
          <text:list-item>
            <text:p text:style-name="P123"><text:s/></text:p>
            <text:list>
              <text:list-item>
                <text:p text:style-name="P123">2 bags</text:p>
              </text:list-item>
              <text:list-item>
                <text:p text:style-name="P123">bag 1 – 0900 on day 1; bag 2 – 0140 on day 2</text:p>
              </text:list-item>
              <text:list-item>
                <text:p text:style-name="P123">20 gtt/min</text:p>
              </text:list-item>
            </text:list>
          </text:list-item>
          <text:list-item>
            <text:p text:style-name="P123"><text:s/></text:p>
            <text:list>
              <text:list-item>
                <text:p text:style-name="P123">130 mL/hr</text:p>
              </text:list-item>
              <text:list-item>
                <text:p text:style-name="P123">22 gtt/min</text:p>
              </text:list-item>
            </text:list>
          </text:list-item>
          <text:list-item>
            <text:p text:style-name="P123">approximately 0000 (midnight)</text:p>
          </text:list-item>
          <text:list-item>
            <text:p text:style-name="P123"><text:s/>43.4 mL/day</text:p>
          </text:list-item>
          <text:list-item>
            <text:p text:style-name="P123"/>
            <text:list>
              <text:list-item>
                <text:p text:style-name="P123">140 g</text:p>
              </text:list-item>
              <text:list-item>
                <text:p text:style-name="P123">2800 mL</text:p>
              </text:list-item>
              <text:list-item>
                <text:p text:style-name="P123">48 minutes</text:p>
              </text:list-item>
            </text:list>
          </text:list-item>
          <text:list-item>
            <text:p text:style-name="P123"><text:s/></text:p>
            <text:list>
              <text:list-item>
                <text:p text:style-name="P123">send 4 bags initially</text:p>
              </text:list-item>
              <text:list-item>
                <text:p text:style-name="P123">3 bags are left</text:p>
              </text:list-item>
              <text:list-item>
                <text:p text:style-name="P123">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734385782" text:style-name="L92">
          <text:list-item>
            <text:p text:style-name="P124">The problem can be solved using either the dilution formula or a series of ratio-proportions. 3%</text:p>
          </text:list-item>
          <text:list-item>
            <text:p text:style-name="P124">The problem can be solved using either the dilution formula or a series of ratio-proportions. 0.5%</text:p>
          </text:list-item>
          <text:list-item>
            <text:p text:style-name="P124">The problem can be solved using either the dilution formula or a series of ratio-proportions. 5%</text:p>
          </text:list-item>
          <text:list-item>
            <text:p text:style-name="P124">The problem can be solved using either the dilution formula or a series of ratio-proportions. 1:3000</text:p>
          </text:list-item>
          <text:list-item>
            <text:p text:style-name="P124">The problem can be solved using either the dilution formula, a series of ratio-proportions, or the alligation method. 5200 mL half-normal saline; 5100 mL diluent</text:p>
          </text:list-item>
          <text:list-item>
            <text:p text:style-name="P124">The problem can be solved using either the dilution formula, a series of ratio-proportions, or the alligation method. 205.7 mL 70% isopropyl alcohol; 274.3 mL water</text:p>
          </text:list-item>
          <text:list-item>
            <text:p text:style-name="P124">The problem can be solved using either the dilution formula, a ratio-proportion, or the alligation method. <text:s/>4 mL <text:span text:style-name="T11">2.5% cortisone acetate suspension; 4 mL NS</text:span></text:p>
          </text:list-item>
          <text:list-item>
            <text:p text:style-name="P124">The problem can be solved using <text:s/>a series of ratio-proportions. 31.9% alcohol</text:p>
          </text:list-item>
          <text:list-item>
            <text:p text:style-name="P124">The problem can be solved using either the <text:soft-page-break/>dilution formula or a series of ratio-proportions. 2.6% amino acid; 17.5% dextrose</text:p>
          </text:list-item>
          <text:list-item>
            <text:p text:style-name="P124">The problem can be solved using the alligation method. 192 mL of 1:10 solution; 808 mL of 1:1000 solution</text:p>
          </text:list-item>
          <text:list-item>
            <text:p text:style-name="P124">The problem can be solved using either the dilution formula, a series of ratio-proportions, or the alligation method. 48 mL of <text:span text:style-name="T11">10% povidone-iodine</text:span></text:p>
          </text:list-item>
          <text:list-item>
            <text:p text:style-name="P124">The problem can be solved using either the dilution formula, a series of ratio-proportions, or the alligation method. 1200 mL of <text:span text:style-name="T11">10% solution</text:span></text:p>
          </text:list-item>
          <text:list-item>
            <text:p text:style-name="P124">The problem can be solved using a series of ratio-proportions. 50.65%</text:p>
          </text:list-item>
          <text:list-item>
            <text:p text:style-name="P124">The problem can be solved using either the dilution formula, a series of ratio-proportions, or the alligation method. 60 mL micronutrients; 470.6 mL of 8.5% amino acids; 71.4 mL of 70% dextrose; 398 mL of sterile water.</text:p>
          </text:list-item>
          <text:list-item>
            <text:p text:style-name="P124">The problem can be solved using a series of ratio-proportions. 71.7% alcohol</text:p>
          </text:list-item>
        </text:list>
      </text:section>
      <text:p text:style-name="P5"/>
      <text:section text:style-name="Sect3" text:name="Section88">
        <text:p text:style-name="P5">Worksheet 25-2</text:p>
        <text:list xml:id="list656095237" text:style-name="L93">
          <text:list-item>
            <text:p text:style-name="P125">Mixing a substance (such as a medication) with a diluent/solvent to decrease its concentration is considered a dilution. </text:p>
          </text:list-item>
          <text:list-item>
            <text:p text:style-name="P125">An alligation is when two items with different concentrations of the same substance are being mixed together and the final (or desired) concentration (which must be in-between the other two concentrations) is known. </text:p>
          </text:list-item>
          <text:list-item>
            <text:p text:style-name="P125">A mixture involves mixing 2 or more ingredients of varying concentrations together.</text:p>
          </text:list-item>
          <text:list-item>
            <text:p text:style-name="P125"><text:s/></text:p>
            <text:list>
              <text:list-item>
                <text:p text:style-name="P125">64.1 mL of 23.4% sodium chloride</text:p>
              </text:list-item>
              <text:list-item>
                <text:p text:style-name="P125">435.9 mL of SWFI</text:p>
              </text:list-item>
            </text:list>
          </text:list-item>
          <text:list-item>
            <text:p text:style-name="P125">6.25 mL of 2% stock solution</text:p>
          </text:list-item>
          <text:list-item>
            <text:p text:style-name="P125">1425 mL of 95% ethyl alcohol</text:p>
          </text:list-item>
          <text:list-item>
            <text:p text:style-name="P125">60 mL of <text:span text:style-name="T11">6.5% concentrated quaternary ammonium compound; 3840 mL of SWFI</text:span></text:p>
          </text:list-item>
          <text:list-item>
            <text:p text:style-name="P135"><text:s/></text:p>
            <text:list>
              <text:list-item>
                <text:p text:style-name="P135">200 mL</text:p>
              </text:list-item>
              <text:list-item>
                <text:p text:style-name="P135">50%</text:p>
              </text:list-item>
            </text:list>
          </text:list-item>
          <text:list-item>
            <text:p text:style-name="P135">295.6 mL of alcohol</text:p>
          </text:list-item>
          <text:list-item>
            <text:p text:style-name="P135">3 g of 10% ointment; 57 g of petrolatum</text:p>
          </text:list-item>
          <text:list-item>
            <text:p text:style-name="P135"><text:s/></text:p>
            <text:list>
              <text:list-item>
                <text:p text:style-name="P135">0.002%</text:p>
              </text:list-item>
              <text:list-item>
                <text:p text:style-name="P135">1:50,000</text:p>
              </text:list-item>
              <text:list-item>
                <text:p text:style-name="P135">20 mcg/mL</text:p>
              </text:list-item>
            </text:list>
          </text:list-item>
          <text:list-item>
            <text:p text:style-name="P135"><text:s/></text:p>
            <text:list>
              <text:list-item>
                <text:p text:style-name="P135">72.5%</text:p>
              </text:list-item>
              <text:list-item>
                <text:p text:style-name="P135">10.875 g</text:p>
              </text:list-item>
            </text:list>
          </text:list-item>
          <text:list-item>
            <text:p text:style-name="P135">0.46 mL of 14.6% sodium chloride; 2.54 mL of NS (0.9% sodium chloride)</text:p>
          </text:list-item>
          <text:list-item>
            <text:p text:style-name="P135">25 mL of 5% KMnO4 solution; 225 mL of water</text:p>
          </text:list-item>
          <text:list-item>
            <text:p text:style-name="P135">85.7 mL of 70% IPA; 34.3 mL of water</text:p>
          </text:list-item>
          <text:list-item>
            <text:p text:style-name="P135">4 mL of 0.3% tobramycin; 2 mL of NS</text:p>
          </text:list-item>
          <text:list-item>
            <text:p text:style-name="P135">1.95 mL of 80 mg/2 mL of tobramycin; 4.05 mL of 0.3% tobramycin</text:p>
          </text:list-item>
          <text:list-item>
            <text:p text:style-name="P135">150 mg of edetate; 0.5% procaine</text:p>
          </text:list-item>
          <text:list-item>
            <text:p text:style-name="P135">83.3 mL of 3% sodium hypochlorite; 916.7 mL of sterile water for irrigation</text:p>
          </text:list-item>
          <text:list-item>
            <text:p text:style-name="P135">25 mL of 3% sodium hypochlorite; 225 mL of sterile water for irrigation</text:p>
          </text:list-item>
          <text:list-item>
            <text:p text:style-name="P135"><text:s/></text:p>
            <text:list>
              <text:list-item>
                <text:p text:style-name="P135">941.2 mL of 8.5% amino acid</text:p>
              </text:list-item>
              <text:list-item>
                <text:p text:style-name="P135">542.9 mL of 70% dextrose</text:p>
              </text:list-item>
              <text:list-item>
                <text:p text:style-name="P135">2.5% lipid emulsion</text:p>
              </text:list-item>
              <text:list-item>
                <text:p text:style-name="P135">138.9 mL of sterile water</text:p>
              </text:list-item>
              <text:list-item>
                <text:p text:style-name="P135">83 mL/hr</text:p>
              </text:list-item>
              <text:list-item>
                <text:p text:style-name="P135">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1230704863" text:style-name="L94">
          <text:list-item>
            <text:p text:style-name="P126"><text:s/></text:p>
            <text:list>
              <text:list-item>
                <text:p text:style-name="P126">1000 mL of amino acid 10%; 1000 mL of dextrose 70%; 263.55 mL of SWFI; 20 mL sodium chloride; 30 mL potassium chloride; 5.9 mL magnesium sulfate; 10 mL potassium phosphate; 100 mL calcium gluconate; 10 mL MVI; 1 mL trace elements; 2 mL vitamin C; 0.55 mL regular insulin; 1 mL folic <text:soft-page-break/>acid; 40 mL sodium acetate; 14 mL potassium acetate;2 mL sodium phosphate </text:p>
              </text:list-item>
              <text:list-item>
                <text:p text:style-name="P126">104 mL/hr</text:p>
              </text:list-item>
              <text:list-item>
                <text:p text:style-name="P126">4% amino acid; 28% dextrose</text:p>
              </text:list-item>
              <text:list-item>
                <text:p text:style-name="P126">As it comes out to 47.2 mEq/L it is likely to precipitate.</text:p>
              </text:list-item>
            </text:list>
          </text:list-item>
          <text:list-item>
            <text:p text:style-name="P126"><text:s/></text:p>
            <text:list>
              <text:list-item>
                <text:p text:style-name="P126">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6">83 mL/hr</text:p>
              </text:list-item>
              <text:list-item>
                <text:p text:style-name="P126">2.08% amino acid; 24.5% dextrose</text:p>
              </text:list-item>
              <text:list-item>
                <text:p text:style-name="P126">As the number is 45.255 mEq/L this will probably not precipitate.</text:p>
              </text:list-item>
            </text:list>
          </text:list-item>
          <text:list-item>
            <text:p text:style-name="P126"><text:s/></text:p>
            <text:list>
              <text:list-item>
                <text:p text:style-name="P141">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6">125 mL/hr</text:p>
              </text:list-item>
              <text:list-item>
                <text:p text:style-name="P126">2.83% amino acid; 23.33% dextrose</text:p>
              </text:list-item>
              <text:list-item>
                <text:p text:style-name="P126">As the number is 37.75 mEq/L this will probably not precipitate.</text:p>
              </text:list-item>
            </text:list>
          </text:list-item>
        </text:list>
      </text:section>
      <text:p text:style-name="P5"/>
      <text:section text:style-name="Sect3" text:name="Section90">
        <text:p text:style-name="P5">Worksheet 26-2</text:p>
        <text:list xml:id="list1449160852" text:style-name="L95">
          <text:list-item>
            <text:p text:style-name="P127">59.3 kg</text:p>
          </text:list-item>
          <text:list-item>
            <text:p text:style-name="P127">1346.6 kcal</text:p>
          </text:list-item>
          <text:list-item>
            <text:p text:style-name="P127">2801 kcal</text:p>
          </text:list-item>
          <text:list-item>
            <text:p text:style-name="P127">77.1 g; 308.4 kcal</text:p>
          </text:list-item>
          <text:list-item>
            <text:p text:style-name="P127">840.3 kcal; 93.4 g</text:p>
          </text:list-item>
          <text:list-item>
            <text:p text:style-name="P127">1652.3 kcal 486 g</text:p>
          </text:list-item>
          <text:list-item>
            <text:p text:style-name="P127">2.34 m<text:span text:style-name="T8">2</text:span></text:p>
          </text:list-item>
          <text:list-item>
            <text:p text:style-name="P127">3510 mL</text:p>
          </text:list-item>
          <text:list-item>
            <text:p text:style-name="P127">sodium chloride 87.75 mEq; potassium chloride 35.1 mEq; potassium acetate 70.2 mEq; calcium gluconate 15.8 mEq; potassium phosphate 52.7 mMol; magnesium sulfate 17.55 mEq</text:p>
          </text:list-item>
          <text:list-item>
            <text:p text:style-name="P127">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7">140.4 mL/hr</text:p>
          </text:list-item>
          <text:list-item>
            <text:p text:style-name="P127">47 gtt/min</text:p>
          </text:list-item>
          <text:list-item>
            <text:p text:style-name="P127">Since it comes out to 34.5 mEq/L it should not precipitate.</text:p>
          </text:list-item>
          <text:list-item>
            <text:p text:style-name="P127">13.8% dextrose; 2.2% amino acids</text:p>
          </text:list-item>
          <text:list-item>
            <text:p text:style-name="P127">The estimated osmolarity is 910 mOsmol/L which should be able to be infused peripherally, but remember that this is only an estimated answer.</text:p>
          </text:list-item>
        </text:list>
      </text:section>
      <text:p text:style-name="P2"/>
      <text:p text:style-name="P2">Worksheet 26-3</text:p>
      <text:list xml:id="list1656931235" text:style-name="L96">
        <text:list-item>
          <text:p text:style-name="P128">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8">Lipids are not always mixed directly with parenteral nutrition admixtures.</text:p>
        </text:list-item>
        <text:list-item>
          <text:p text:style-name="P136">Indications for parenteral nutrition may include diseases and conditions associated with a nonfunctional gastrointestinal tract (bowel obstruction, severe pancreatitis, severe <text:soft-page-break/>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6">The macronutrients in parenteral nutrition include water, amino acids, dextrose, and lipids. Their corresponding roles in enteral nutrition would be water, protein, carbohydrates, and fat.</text:p>
        </text:list-item>
        <text:list-item>
          <text:p text:style-name="P136">Calcium ions and phosphate ions have a strong affinity for each other and have the potential to precipitate out of solution.</text:p>
        </text:list-item>
        <text:list-item>
          <text:p text:style-name="P136">Parenteral nutrition is hypertonic.</text:p>
        </text:list-item>
        <text:list-item>
          <text:p text:style-name="P136">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6"><text:s/></text:p>
          <text:list>
            <text:list-item>
              <text:p text:style-name="P140">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0">83.3 mL/hr</text:p>
            </text:list-item>
            <text:list-item>
              <text:p text:style-name="P140">As the concentration works out to 34.7 mEq/L it should not precipitate.</text:p>
            </text:list-item>
            <text:list-item>
              <text:p text:style-name="P140">The osmolarity is to high (estimated at 1350 mOsmol/L) to be infused peripherally. This admixture would need to be infused through a central line.</text:p>
            </text:list-item>
          </text:list>
        </text:list-item>
        <text:list-item>
          <text:p text:style-name="P136"><text:s/></text:p>
          <text:list>
            <text:list-item>
              <text:p text:style-name="P136">amino acid 470.6 mL, dextrose 71.4 mL, SWFI 388 mL, sodium chloride 20 mL, potassium acetate 20 mL, calcium gluconate 10 mL, sodium phosphate 5 mL, magnesium sulfate 4 mL, MVI 10 mL, trace elements 1 mL</text:p>
            </text:list-item>
            <text:list-item>
              <text:p text:style-name="P136">125 mL/hr</text:p>
            </text:list-item>
            <text:list-item>
              <text:p text:style-name="P136">As the concentration works out to 34.65 mEq/L it should not precipitate.</text:p>
            </text:list-item>
            <text:list-item>
              <text:p text:style-name="P136">This bag could be infused peripherally as the estimated osmolarity is 650 mOsmol/L.</text:p>
            </text:list-item>
          </text:list>
        </text:list-item>
        <text:list-item>
          <text:p text:style-name="P136"><text:s/></text:p>
          <text:list>
            <text:list-item>
              <text:p text:style-name="P136">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6">79.5 mL/hr</text:p>
            </text:list-item>
            <text:list-item>
              <text:p text:style-name="P136">As the concentration works out to 23 mEq/L it should not precipitate.</text:p>
            </text:list-item>
            <text:list-item>
              <text:p text:style-name="P136">This bag could be infused peripherally as the estimated osmolarity is 755.5 mOsmol/L.</text:p>
            </text:list-item>
          </text:list>
        </text:list-item>
      </text:list>
      <text:p text:style-name="P2"/>
      <text:p text:style-name="P142">Chapter 27 - Aliquot</text:p>
      <text:p text:style-name="P2"/>
      <text:p text:style-name="P2">Worksheet 27-1</text:p>
      <text:list xml:id="list268950852" text:style-name="L97">
        <text:list-item>
          <text:p text:style-name="P129">150 mg</text:p>
        </text:list-item>
        <text:list-item>
          <text:p text:style-name="P129">1 mL</text:p>
        </text:list-item>
        <text:list-item>
          <text:p text:style-name="P129">Mix 1 mL of phytonadione with 9 mL of diluent. The ordered dose will require 1 mL of this mixture.</text:p>
        </text:list-item>
        <text:list-item>
          <text:p text:style-name="P129"><text:s/></text:p>
          <text:list>
            <text:list-item>
              <text:p text:style-name="P129">If you use the conversion 1 grain = 60 mg, then you will need 120 mg of codeine phosphate and 840 mg of lactose. A dose would require 120 mg of this mixture.</text:p>
              <text:p text:style-name="P143">or</text:p>
              <text:p text:style-name="P129"><text:soft-page-break/>If you use the conversion 1 grain = 64.8 mg, then you will need 129.6 mg of codeine phosphate and 907.2 mg of lactose. A dose would require 129.6 mg of this mixture.</text:p>
              <text:p text:style-name="P143">or</text:p>
              <text:p text:style-name="P129">If you use the conversion 1 grain = 65 mg, then you will need 130 mg of codeine phosphate and 910 mg of lactose. A dose would require 130 mg of this mixture.</text:p>
            </text:list-item>
            <text:list-item>
              <text:p text:style-name="P129">Use a size 5 capsule shell for this</text:p>
            </text:list-item>
          </text:list>
        </text:list-item>
        <text:list-item>
          <text:p text:style-name="P129">Mix 200 mg of chlorpheniramine powder with 200 mg of diluent and then the ordered dose will require 200 mg of this mixture.</text:p>
        </text:list-item>
        <text:list-item>
          <text:p text:style-name="P129">Mix 0.2 mL of the substance with 0.6 mL of SWFI and then you would require 0.2 mL of the mixture to provide the appropriate dose.</text:p>
        </text:list-item>
        <text:list-item>
          <text:p text:style-name="P129">Dose 1 requires 2 mL of Dilution 2 and 98 mL of D5W.</text:p>
        </text:list-item>
      </text:list>
      <text:p text:style-name="P24">Dose 2 requires 4 mL of Dilution 2 and 96 mL of D5W.</text:p>
      <text:p text:style-name="P24">Dose 3 requires 8 mL of Dilution 2 and 92 mL of D5W.</text:p>
      <text:p text:style-name="P24">Dose 4 requires 16 mL of Dilution 2 and 84 mL of D5W.</text:p>
      <text:p text:style-name="P24">Dose 5 requires 32 mL of Dilution 2 and 68 mL of D5W.</text:p>
      <text:p text:style-name="P24">Dose 6 requires 60 mL of Dilution 2 and 40 mL of D5W.</text:p>
      <text:p text:style-name="P24">Dose 7 requires 12 mL of Dilution 1 and 88 mL of D5W.</text:p>
      <text:p text:style-name="P24">Dose 8 requires 24 mL of Dilution 1 and 76 mL of D5W.</text:p>
      <text:p text:style-name="P24">Dose 9 requires 50 mL of Dilution 1 and 50 mL of D5W.</text:p>
      <text:p text:style-name="P24">Dose 10 requires 10 mL of the Initial Bag and 90 mL of D5W.</text:p>
      <text:p text:style-name="P24">Dose 11 requires 20 mL of the Initial Bag and 80 mL of D5W.</text:p>
      <text:p text:style-name="P24">Dose 12 requires 40 mL of the Initial Bag and 60 mL of D5W.</text:p>
      <text:p text:style-name="P24">Dose 13 requires 80 mL of the Initial Bag and 20 mL of D5W.</text:p>
      <text:list xml:id="list535424994" text:continue-numbering="true" text:style-name="L97">
        <text:list-item>
          <text:p text:style-name="P129">Mixture 1 requires 80 mg of aspirin and 63.92 g of powdered sugar.</text:p>
          <text:p text:style-name="P148">Dose 1 requires 80 mg of Mixture 1.</text:p>
          <text:p text:style-name="P148">Dose 2 requires 240 mg of Mixture 1.</text:p>
          <text:p text:style-name="P150">Dose 3 requires 800 mg of Mixture 1.</text:p>
          <text:p text:style-name="P150">Dose 4 requires 2.4 g of Mixture 1.</text:p>
        </text:list-item>
      </text:list>
      <text:p text:style-name="P25">Dose 5 requires 8 g of Mixture 1.</text:p>
      <text:list xml:id="list1464532816" text:continue-numbering="true" text:style-name="L97">
        <text:list-header>
          <text:p text:style-name="P147">Mixture 2 requires 90 mg of aspirin and 180 mg of powdered sugar.</text:p>
        </text:list-header>
      </text:list>
      <text:p text:style-name="P25">Dose 6 requires 90 mg of Mixture 2.</text:p>
      <text:p text:style-name="P25">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3-26T05:05:11</dc:date>
    <dc:creator>Sean Parsons</dc:creator>
    <meta:editing-duration>P3DT7H42M3S</meta:editing-duration>
    <meta:editing-cycles>66</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29" meta:character-count="56772" meta:non-whitespace-character-count="49057"/>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